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9"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0" style:family="paragraph" style:parent-style-name="Heading_20_3">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11" style:family="paragraph" style:parent-style-name="Heading_20_3">
      <style:text-properties fo:font-weight="normal" officeooo:paragraph-rsid="000b3d44" style:font-weight-asian="normal" style:font-weight-complex="normal"/>
    </style:style>
    <style:style style:name="P12" style:family="paragraph" style:parent-style-name="Heading_20_3">
      <style:text-properties fo:font-weight="normal" officeooo:paragraph-rsid="000f2499" style:font-weight-asian="normal" style:font-weight-complex="normal"/>
    </style:style>
    <style:style style:name="P13" style:family="paragraph" style:parent-style-name="Heading_20_3">
      <style:text-properties fo:font-weight="bold" officeooo:paragraph-rsid="000b3d44" style:font-weight-asian="bold" style:font-weight-complex="bold"/>
    </style:style>
    <style:style style:name="P14" style:family="paragraph" style:parent-style-name="Heading_20_3">
      <style:text-properties fo:font-weight="bold" officeooo:paragraph-rsid="0010a137" style:font-weight-asian="bold" style:font-weight-complex="bold"/>
    </style:style>
    <style:style style:name="P15" style:family="paragraph" style:parent-style-name="Heading_20_3">
      <style:text-properties fo:font-weight="bold" officeooo:paragraph-rsid="001117b4" style:font-weight-asian="bold" style:font-weight-complex="bold"/>
    </style:style>
    <style:style style:name="P16" style:family="paragraph" style:parent-style-name="Heading_20_3">
      <style:text-properties officeooo:paragraph-rsid="000b3d44"/>
    </style:style>
    <style:style style:name="P17" style:family="paragraph" style:parent-style-name="Heading_20_3">
      <style:text-properties officeooo:paragraph-rsid="000f2499"/>
    </style:style>
    <style:style style:name="P18" style:family="paragraph" style:parent-style-name="Heading_20_3">
      <style:text-properties officeooo:paragraph-rsid="001117b4"/>
    </style:style>
    <style:style style:name="P19"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 style:family="paragraph" style:parent-style-name="Heading_20_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1"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2" style:family="paragraph" style:parent-style-name="Heading_20_4">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3" style:family="paragraph" style:parent-style-name="Heading_20_4">
      <style:text-properties officeooo:paragraph-rsid="000b3d44"/>
    </style:style>
    <style:style style:name="P24" style:family="paragraph" style:parent-style-name="Heading_20_4">
      <style:text-properties officeooo:paragraph-rsid="000f2499"/>
    </style:style>
    <style:style style:name="P25"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6"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7" style:family="paragraph" style:parent-style-name="Horizontal_20_Line">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8" style:family="paragraph" style:parent-style-name="Horizontal_20_Line">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9" style:family="paragraph" style:parent-style-name="Horizontal_20_Line">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30" style:family="paragraph" style:parent-style-name="Quotations">
      <style:text-properties officeooo:paragraph-rsid="000b3d44"/>
    </style:style>
    <style:style style:name="P31" style:family="paragraph" style:parent-style-name="Quotations">
      <style:text-properties officeooo:paragraph-rsid="000f2499"/>
    </style:style>
    <style:style style:name="P32"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7"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8"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9"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0"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1"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42"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3" style:family="paragraph" style:parent-style-name="Table_20_Contents">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44" style:family="paragraph" style:parent-style-name="Table_20_Contents">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45" style:family="paragraph" style:parent-style-name="Table_20_Contents">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46" style:family="paragraph" style:parent-style-name="Table_20_Contents">
      <style:text-properties officeooo:paragraph-rsid="000b3d44"/>
    </style:style>
    <style:style style:name="P47" style:family="paragraph" style:parent-style-name="Table_20_Contents">
      <style:text-properties officeooo:paragraph-rsid="000d1028"/>
    </style:style>
    <style:style style:name="P48" style:family="paragraph" style:parent-style-name="Table_20_Contents">
      <style:text-properties officeooo:paragraph-rsid="001117b4"/>
    </style:style>
    <style:style style:name="P49"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0"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51" style:family="paragraph" style:parent-style-name="Table_20_Heading">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2" style:family="paragraph" style:parent-style-name="Table_20_Heading">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53" style:family="paragraph" style:parent-style-name="Table_20_Heading">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54" style:family="paragraph" style:parent-style-name="Table_20_Heading">
      <style:text-properties officeooo:paragraph-rsid="000b3d44"/>
    </style:style>
    <style:style style:name="P55" style:family="paragraph" style:parent-style-name="Table_20_Heading">
      <style:text-properties officeooo:paragraph-rsid="000d1028"/>
    </style:style>
    <style:style style:name="P56" style:family="paragraph" style:parent-style-name="Text_20_body">
      <style:paragraph-properties fo:text-align="start" style:justify-single-word="false"/>
      <style:text-properties officeooo:rsid="000f6b77" officeooo:paragraph-rsid="0009c92c"/>
    </style:style>
    <style:style style:name="P57" style:family="paragraph" style:parent-style-name="Text_20_body">
      <style:paragraph-properties fo:text-align="justify" style:justify-single-word="false"/>
      <style:text-properties officeooo:rsid="000f6b77" officeooo:paragraph-rsid="000b3d44"/>
    </style:style>
    <style:style style:name="P58" style:family="paragraph" style:parent-style-name="Text_20_body">
      <style:text-properties officeooo:paragraph-rsid="0009c92c"/>
    </style:style>
    <style:style style:name="P59" style:family="paragraph" style:parent-style-name="Text_20_body">
      <style:text-properties style:font-name="Times New Roman" fo:font-size="12pt" fo:font-weight="normal" officeooo:rsid="00891a3c" officeooo:paragraph-rsid="0012c769" style:font-name-asian="Times New Roman" style:font-size-asian="12pt" style:font-weight-asian="normal" style:font-name-complex="Times New Roman" style:font-size-complex="12pt" style:font-weight-complex="normal"/>
    </style:style>
    <style:style style:name="P60"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2"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3"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4"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6"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7"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8"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73"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75"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7"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8"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9"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80" style:family="paragraph" style:parent-style-name="Text_20_body">
      <style:text-properties style:font-name="Times New Roman" fo:font-size="12pt" fo:font-weight="normal" officeooo:rsid="005794db" officeooo:paragraph-rsid="0012c769" style:font-name-asian="Times New Roman" style:font-size-asian="12pt" style:font-weight-asian="normal" style:font-name-complex="Times New Roman" style:font-size-complex="12pt" style:font-weight-complex="normal"/>
    </style:style>
    <style:style style:name="P81"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82"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83"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85"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7"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0"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2"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3"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7"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8"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9"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0"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1"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2"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3"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4"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5"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6"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7"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8"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9"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50"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51"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2"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3"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4" style:family="paragraph" style:parent-style-name="Text_20_body" style:list-style-name="L36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5" style:family="paragraph" style:parent-style-name="Text_20_body" style:list-style-name="L47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6" style:family="paragraph" style:parent-style-name="Text_20_body" style:list-style-name="L47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7" style:family="paragraph" style:parent-style-name="Text_20_body" style:list-style-name="L48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8" style:family="paragraph" style:parent-style-name="Text_20_body" style:list-style-name="L48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9" style:family="paragraph" style:parent-style-name="Text_20_body" style:list-style-name="L49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0" style:family="paragraph" style:parent-style-name="Text_20_body" style:list-style-name="L49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1" style:family="paragraph" style:parent-style-name="Text_20_body" style:list-style-name="L49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2" style:family="paragraph" style:parent-style-name="Text_20_body" style:list-style-name="L49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3" style:family="paragraph" style:parent-style-name="Text_20_body" style:list-style-name="L49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4" style:family="paragraph" style:parent-style-name="Text_20_body" style:list-style-name="L49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5" style:family="paragraph" style:parent-style-name="Text_20_body" style:list-style-name="L50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6" style:family="paragraph" style:parent-style-name="Text_20_body" style:list-style-name="L50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7" style:family="paragraph" style:parent-style-name="Text_20_body" style:list-style-name="L50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8" style:family="paragraph" style:parent-style-name="Text_20_body" style:list-style-name="L50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9" style:family="paragraph" style:parent-style-name="Text_20_body" style:list-style-name="L50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0" style:family="paragraph" style:parent-style-name="Text_20_body" style:list-style-name="L50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1" style:family="paragraph" style:parent-style-name="Text_20_body" style:list-style-name="L50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2" style:family="paragraph" style:parent-style-name="Text_20_body" style:list-style-name="L50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3" style:family="paragraph" style:parent-style-name="Text_20_body" style:list-style-name="L50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4" style:family="paragraph" style:parent-style-name="Text_20_body" style:list-style-name="L51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5" style:family="paragraph" style:parent-style-name="Text_20_body" style:list-style-name="L51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6" style:family="paragraph" style:parent-style-name="Text_20_body" style:list-style-name="L51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7" style:family="paragraph" style:parent-style-name="Text_20_body" style:list-style-name="L51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8" style:family="paragraph" style:parent-style-name="Text_20_body" style:list-style-name="L51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9" style:family="paragraph" style:parent-style-name="Text_20_body" style:list-style-name="L51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0" style:family="paragraph" style:parent-style-name="Text_20_body" style:list-style-name="L52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1" style:family="paragraph" style:parent-style-name="Text_20_body" style:list-style-name="L52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2" style:family="paragraph" style:parent-style-name="Text_20_body" style:list-style-name="L52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3" style:family="paragraph" style:parent-style-name="Text_20_body" style:list-style-name="L53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4" style:family="paragraph" style:parent-style-name="Text_20_body" style:list-style-name="L53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5" style:family="paragraph" style:parent-style-name="Text_20_body" style:list-style-name="L53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6" style:family="paragraph" style:parent-style-name="Text_20_body" style:list-style-name="L53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7" style:family="paragraph" style:parent-style-name="Text_20_body" style:list-style-name="L53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8" style:family="paragraph" style:parent-style-name="Text_20_body" style:list-style-name="L54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9" style:family="paragraph" style:parent-style-name="Text_20_body" style:list-style-name="L54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0" style:family="paragraph" style:parent-style-name="Text_20_body" style:list-style-name="L54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1" style:family="paragraph" style:parent-style-name="Text_20_body" style:list-style-name="L56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2" style:family="paragraph" style:parent-style-name="Text_20_body" style:list-style-name="L56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3" style:family="paragraph" style:parent-style-name="Text_20_body" style:list-style-name="L56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4" style:family="paragraph" style:parent-style-name="Text_20_body" style:list-style-name="L56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5" style:family="paragraph" style:parent-style-name="Text_20_body" style:list-style-name="L57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6" style:family="paragraph" style:parent-style-name="Text_20_body">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7" style:family="paragraph" style:parent-style-name="Text_20_body" style:list-style-name="L594">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8" style:family="paragraph" style:parent-style-name="Text_20_body">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9" style:family="paragraph" style:parent-style-name="Text_20_body" style:list-style-name="L606">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00" style:family="paragraph" style:parent-style-name="Text_20_body" style:list-style-name="L607">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01" style:family="paragraph" style:parent-style-name="Text_20_body" style:list-style-name="L608">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02" style:family="paragraph" style:parent-style-name="Text_20_body">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03" style:family="paragraph" style:parent-style-name="Text_20_body">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204" style:family="paragraph" style:parent-style-name="Text_20_body" style:list-style-name="L624">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05" style:family="paragraph" style:parent-style-name="Text_20_body" style:list-style-name="L625">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06" style:family="paragraph" style:parent-style-name="Text_20_body" style:list-style-name="L626">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07" style:family="paragraph" style:parent-style-name="Text_20_body" style:list-style-name="L627">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08" style:family="paragraph" style:parent-style-name="Text_20_body" style:list-style-name="L628">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09" style:family="paragraph" style:parent-style-name="Text_20_body" style:list-style-name="L629">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0" style:family="paragraph" style:parent-style-name="Text_20_body" style:list-style-name="L630">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1" style:family="paragraph" style:parent-style-name="Text_20_body" style:list-style-name="L631">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2" style:family="paragraph" style:parent-style-name="Text_20_body" style:list-style-name="L632">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3" style:family="paragraph" style:parent-style-name="Text_20_body" style:list-style-name="L633">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4" style:family="paragraph" style:parent-style-name="Text_20_body" style:list-style-name="L634">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5" style:family="paragraph" style:parent-style-name="Text_20_body" style:list-style-name="L635">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6" style:family="paragraph" style:parent-style-name="Text_20_body">
      <style:text-properties style:font-name="Times New Roman" fo:font-size="12pt" fo:font-weight="normal" officeooo:paragraph-rsid="0012c769" style:font-name-asian="Times New Roman" style:font-size-asian="12pt" style:font-weight-asian="normal" style:font-name-complex="Times New Roman" style:font-size-complex="12pt" style:font-weight-complex="normal"/>
    </style:style>
    <style:style style:name="P217" style:family="paragraph" style:parent-style-name="Text_20_body" style:list-style-name="L165">
      <style:paragraph-properties fo:text-align="justify" style:justify-single-word="false"/>
      <style:text-properties officeooo:paragraph-rsid="000b3d44"/>
    </style:style>
    <style:style style:name="P218" style:family="paragraph" style:parent-style-name="Text_20_body" style:list-style-name="L166">
      <style:paragraph-properties fo:text-align="justify" style:justify-single-word="false"/>
      <style:text-properties officeooo:paragraph-rsid="000b3d44"/>
    </style:style>
    <style:style style:name="P219" style:family="paragraph" style:parent-style-name="Text_20_body" style:list-style-name="L167">
      <style:paragraph-properties fo:text-align="justify" style:justify-single-word="false"/>
      <style:text-properties officeooo:paragraph-rsid="000b3d44"/>
    </style:style>
    <style:style style:name="P220" style:family="paragraph" style:parent-style-name="Text_20_body">
      <style:paragraph-properties fo:text-align="justify" style:justify-single-word="false"/>
      <style:text-properties officeooo:paragraph-rsid="000b3d44"/>
    </style:style>
    <style:style style:name="P221" style:family="paragraph" style:parent-style-name="Text_20_body" style:list-style-name="L331">
      <style:paragraph-properties fo:text-align="justify" style:justify-single-word="false"/>
      <style:text-properties officeooo:paragraph-rsid="000c802c"/>
    </style:style>
    <style:style style:name="P222" style:family="paragraph" style:parent-style-name="Text_20_body" style:list-style-name="L332">
      <style:paragraph-properties fo:text-align="justify" style:justify-single-word="false"/>
      <style:text-properties officeooo:paragraph-rsid="000c802c"/>
    </style:style>
    <style:style style:name="P223" style:family="paragraph" style:parent-style-name="Text_20_body" style:list-style-name="L333">
      <style:paragraph-properties fo:text-align="justify" style:justify-single-word="false"/>
      <style:text-properties officeooo:paragraph-rsid="000c802c"/>
    </style:style>
    <style:style style:name="P224" style:family="paragraph" style:parent-style-name="Text_20_body">
      <style:paragraph-properties fo:text-align="justify" style:justify-single-word="false"/>
      <style:text-properties officeooo:paragraph-rsid="000c802c"/>
    </style:style>
    <style:style style:name="P225" style:family="paragraph" style:parent-style-name="Text_20_body">
      <style:paragraph-properties fo:text-align="justify" style:justify-single-word="false"/>
      <style:text-properties officeooo:paragraph-rsid="000d1028"/>
    </style:style>
    <style:style style:name="P226" style:family="paragraph" style:parent-style-name="Text_20_body">
      <style:paragraph-properties fo:text-align="start" style:justify-single-word="false"/>
      <style:text-properties officeooo:paragraph-rsid="000b3d44"/>
    </style:style>
    <style:style style:name="P227" style:family="paragraph" style:parent-style-name="Text_20_body">
      <style:paragraph-properties fo:text-align="start" style:justify-single-word="false"/>
      <style:text-properties officeooo:paragraph-rsid="000c802c"/>
    </style:style>
    <style:style style:name="P228"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229"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230"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231"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232" style:family="paragraph" style:parent-style-name="Text_20_body">
      <style:text-properties officeooo:rsid="005794db" officeooo:paragraph-rsid="000b3d44"/>
    </style:style>
    <style:style style:name="P233" style:family="paragraph" style:parent-style-name="Text_20_body">
      <style:text-properties officeooo:rsid="005794db" officeooo:paragraph-rsid="000d1028"/>
    </style:style>
    <style:style style:name="P234"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235"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236"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237"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238"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39"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40"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41" style:family="paragraph" style:parent-style-name="Text_20_body">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42" style:family="paragraph" style:parent-style-name="Text_20_body">
      <style:text-properties fo:color="#000000" loext:opacity="100%" style:font-name="Times New Roman" fo:font-size="12pt" fo:font-weight="normal" officeooo:rsid="002a67c0" officeooo:paragraph-rsid="0010a137" fo:background-color="transparent" style:font-name-asian="Times New Roman" style:font-size-asian="12pt" style:font-weight-asian="normal" style:font-name-complex="Times New Roman" style:font-size-complex="12pt" style:font-weight-complex="normal"/>
    </style:style>
    <style:style style:name="P243" style:family="paragraph" style:parent-style-name="Text_20_body">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244" style:family="paragraph" style:parent-style-name="Text_20_body">
      <style:text-properties fo:color="#000000" loext:opacity="100%" style:font-name="Times New Roman" fo:font-size="12pt" fo:font-weight="normal" officeooo:rsid="002a67c0" officeooo:paragraph-rsid="0011e48d" fo:background-color="transparent" style:font-name-asian="Times New Roman" style:font-size-asian="12pt" style:font-weight-asian="normal" style:font-name-complex="Times New Roman" style:font-size-complex="12pt" style:font-weight-complex="normal"/>
    </style:style>
    <style:style style:name="P245" style:family="paragraph" style:parent-style-name="Text_20_body">
      <style:text-properties fo:color="#000000" loext:opacity="100%" style:font-name="Times New Roman" fo:font-size="12pt" fo:font-weight="normal" officeooo:rsid="002a67c0" officeooo:paragraph-rsid="0012c769" fo:background-color="transparent" style:font-name-asian="Times New Roman" style:font-size-asian="12pt" style:font-weight-asian="normal" style:font-name-complex="Times New Roman" style:font-size-complex="12pt" style:font-weight-complex="normal"/>
    </style:style>
    <style:style style:name="P246"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247" style:family="paragraph" style:parent-style-name="Text_20_body">
      <style:text-properties fo:color="#000000" loext:opacity="100%" style:font-name="Times New Roman" fo:font-size="12pt" fo:font-weight="normal" officeooo:rsid="00970673" officeooo:paragraph-rsid="000f2499" fo:background-color="transparent" style:font-name-asian="Times New Roman" style:font-size-asian="12pt" style:font-weight-asian="normal" style:font-name-complex="Times New Roman" style:font-size-complex="12pt" style:font-weight-complex="normal"/>
    </style:style>
    <style:style style:name="P248" style:family="paragraph" style:parent-style-name="Text_20_body">
      <style:text-properties fo:color="#000000" loext:opacity="100%" officeooo:rsid="008e8d97" officeooo:paragraph-rsid="000b3d44"/>
    </style:style>
    <style:style style:name="P249" style:family="paragraph" style:parent-style-name="Text_20_body">
      <style:text-properties fo:color="#000000" loext:opacity="100%" officeooo:rsid="008e8d97" officeooo:paragraph-rsid="000ee2b4"/>
    </style:style>
    <style:style style:name="P250" style:family="paragraph" style:parent-style-name="Text_20_body">
      <style:text-properties fo:color="#000000" loext:opacity="100%" style:font-name="Times New Roman" officeooo:rsid="007329ae" officeooo:paragraph-rsid="000b3d44"/>
    </style:style>
    <style:style style:name="P251" style:family="paragraph" style:parent-style-name="Text_20_body">
      <style:text-properties fo:color="#000000" loext:opacity="100%" style:font-name="Times New Roman" officeooo:rsid="007329ae" officeooo:paragraph-rsid="000ee2b4"/>
    </style:style>
    <style:style style:name="P252" style:family="paragraph" style:parent-style-name="Text_20_body">
      <style:text-properties fo:color="#000000" loext:opacity="100%" officeooo:paragraph-rsid="000b3d44"/>
    </style:style>
    <style:style style:name="P253" style:family="paragraph" style:parent-style-name="Text_20_body">
      <style:text-properties fo:color="#000000" loext:opacity="100%" officeooo:paragraph-rsid="000ee2b4"/>
    </style:style>
    <style:style style:name="P254" style:family="paragraph" style:parent-style-name="Text_20_body">
      <style:text-properties fo:font-weight="normal" officeooo:paragraph-rsid="000b3d44" style:font-weight-asian="normal" style:font-weight-complex="normal"/>
    </style:style>
    <style:style style:name="P255" style:family="paragraph" style:parent-style-name="Text_20_body">
      <style:text-properties fo:font-weight="normal" officeooo:paragraph-rsid="000f2499" style:font-weight-asian="normal" style:font-weight-complex="normal"/>
    </style:style>
    <style:style style:name="P256" style:family="paragraph" style:parent-style-name="Text_20_body">
      <style:text-properties fo:font-weight="bold" officeooo:paragraph-rsid="000b3d44" style:font-weight-asian="bold" style:font-weight-complex="bold"/>
    </style:style>
    <style:style style:name="P257" style:family="paragraph" style:parent-style-name="Text_20_body">
      <style:text-properties fo:font-weight="bold" officeooo:paragraph-rsid="0010a137" style:font-weight-asian="bold" style:font-weight-complex="bold"/>
    </style:style>
    <style:style style:name="P258" style:family="paragraph" style:parent-style-name="Text_20_body">
      <style:text-properties fo:font-weight="bold" officeooo:paragraph-rsid="001117b4" style:font-weight-asian="bold" style:font-weight-complex="bold"/>
    </style:style>
    <style:style style:name="P259" style:family="paragraph" style:parent-style-name="Text_20_body">
      <style:text-properties fo:font-weight="bold" officeooo:paragraph-rsid="0011e48d" style:font-weight-asian="bold" style:font-weight-complex="bold"/>
    </style:style>
    <style:style style:name="P260" style:family="paragraph" style:parent-style-name="Text_20_body">
      <style:text-properties fo:font-weight="bold" officeooo:paragraph-rsid="0012c769" style:font-weight-asian="bold" style:font-weight-complex="bold"/>
    </style:style>
    <style:style style:name="P261" style:family="paragraph" style:parent-style-name="Text_20_body" style:list-style-name="L168">
      <style:text-properties officeooo:paragraph-rsid="000b3d44"/>
    </style:style>
    <style:style style:name="P262" style:family="paragraph" style:parent-style-name="Text_20_body" style:list-style-name="L169">
      <style:text-properties officeooo:paragraph-rsid="000b3d44"/>
    </style:style>
    <style:style style:name="P263" style:family="paragraph" style:parent-style-name="Text_20_body" style:list-style-name="L170">
      <style:text-properties officeooo:paragraph-rsid="000b3d44"/>
    </style:style>
    <style:style style:name="P264" style:family="paragraph" style:parent-style-name="Text_20_body" style:list-style-name="L171">
      <style:text-properties officeooo:paragraph-rsid="000b3d44"/>
    </style:style>
    <style:style style:name="P265" style:family="paragraph" style:parent-style-name="Text_20_body" style:list-style-name="L172">
      <style:text-properties officeooo:paragraph-rsid="000b3d44"/>
    </style:style>
    <style:style style:name="P266" style:family="paragraph" style:parent-style-name="Text_20_body" style:list-style-name="L173">
      <style:text-properties officeooo:paragraph-rsid="000b3d44"/>
    </style:style>
    <style:style style:name="P267" style:family="paragraph" style:parent-style-name="Text_20_body" style:list-style-name="L174">
      <style:text-properties officeooo:paragraph-rsid="000b3d44"/>
    </style:style>
    <style:style style:name="P268" style:family="paragraph" style:parent-style-name="Text_20_body" style:list-style-name="L175">
      <style:text-properties officeooo:paragraph-rsid="000b3d44"/>
    </style:style>
    <style:style style:name="P269" style:family="paragraph" style:parent-style-name="Text_20_body" style:list-style-name="L176">
      <style:text-properties officeooo:paragraph-rsid="000b3d44"/>
    </style:style>
    <style:style style:name="P270" style:family="paragraph" style:parent-style-name="Text_20_body" style:list-style-name="L177">
      <style:text-properties officeooo:paragraph-rsid="000b3d44"/>
    </style:style>
    <style:style style:name="P271" style:family="paragraph" style:parent-style-name="Text_20_body" style:list-style-name="L178">
      <style:text-properties officeooo:paragraph-rsid="000b3d44"/>
    </style:style>
    <style:style style:name="P272" style:family="paragraph" style:parent-style-name="Text_20_body" style:list-style-name="L179">
      <style:text-properties officeooo:paragraph-rsid="000b3d44"/>
    </style:style>
    <style:style style:name="P273" style:family="paragraph" style:parent-style-name="Text_20_body" style:list-style-name="L181">
      <style:text-properties officeooo:paragraph-rsid="000b3d44"/>
    </style:style>
    <style:style style:name="P274" style:family="paragraph" style:parent-style-name="Text_20_body" style:list-style-name="L182">
      <style:text-properties officeooo:paragraph-rsid="000b3d44"/>
    </style:style>
    <style:style style:name="P275" style:family="paragraph" style:parent-style-name="Text_20_body" style:list-style-name="L183">
      <style:text-properties officeooo:paragraph-rsid="000b3d44"/>
    </style:style>
    <style:style style:name="P276" style:family="paragraph" style:parent-style-name="Text_20_body" style:list-style-name="L184">
      <style:text-properties officeooo:paragraph-rsid="000b3d44"/>
    </style:style>
    <style:style style:name="P277" style:family="paragraph" style:parent-style-name="Text_20_body" style:list-style-name="L185">
      <style:text-properties officeooo:paragraph-rsid="000b3d44"/>
    </style:style>
    <style:style style:name="P278" style:family="paragraph" style:parent-style-name="Text_20_body" style:list-style-name="L188">
      <style:text-properties officeooo:paragraph-rsid="000b3d44"/>
    </style:style>
    <style:style style:name="P279" style:family="paragraph" style:parent-style-name="Text_20_body" style:list-style-name="L189">
      <style:text-properties officeooo:paragraph-rsid="000b3d44"/>
    </style:style>
    <style:style style:name="P280" style:family="paragraph" style:parent-style-name="Text_20_body" style:list-style-name="L192">
      <style:text-properties officeooo:paragraph-rsid="000b3d44"/>
    </style:style>
    <style:style style:name="P281" style:family="paragraph" style:parent-style-name="Text_20_body" style:list-style-name="L193">
      <style:text-properties officeooo:paragraph-rsid="000b3d44"/>
    </style:style>
    <style:style style:name="P282" style:family="paragraph" style:parent-style-name="Text_20_body" style:list-style-name="L194">
      <style:text-properties officeooo:paragraph-rsid="000b3d44"/>
    </style:style>
    <style:style style:name="P283" style:family="paragraph" style:parent-style-name="Text_20_body" style:list-style-name="L195">
      <style:text-properties officeooo:paragraph-rsid="000b3d44"/>
    </style:style>
    <style:style style:name="P284" style:family="paragraph" style:parent-style-name="Text_20_body" style:list-style-name="L196">
      <style:text-properties officeooo:paragraph-rsid="000b3d44"/>
    </style:style>
    <style:style style:name="P285" style:family="paragraph" style:parent-style-name="Text_20_body" style:list-style-name="L197">
      <style:text-properties officeooo:paragraph-rsid="000b3d44"/>
    </style:style>
    <style:style style:name="P286" style:family="paragraph" style:parent-style-name="Text_20_body" style:list-style-name="L198">
      <style:text-properties officeooo:paragraph-rsid="000b3d44"/>
    </style:style>
    <style:style style:name="P287" style:family="paragraph" style:parent-style-name="Text_20_body" style:list-style-name="L199">
      <style:text-properties officeooo:paragraph-rsid="000b3d44"/>
    </style:style>
    <style:style style:name="P288" style:family="paragraph" style:parent-style-name="Text_20_body" style:list-style-name="L200">
      <style:text-properties officeooo:paragraph-rsid="000b3d44"/>
    </style:style>
    <style:style style:name="P289" style:family="paragraph" style:parent-style-name="Text_20_body" style:list-style-name="L201">
      <style:text-properties officeooo:paragraph-rsid="000b3d44"/>
    </style:style>
    <style:style style:name="P290" style:family="paragraph" style:parent-style-name="Text_20_body" style:list-style-name="L202">
      <style:text-properties officeooo:paragraph-rsid="000b3d44"/>
    </style:style>
    <style:style style:name="P291" style:family="paragraph" style:parent-style-name="Text_20_body" style:list-style-name="L203">
      <style:text-properties officeooo:paragraph-rsid="000b3d44"/>
    </style:style>
    <style:style style:name="P292" style:family="paragraph" style:parent-style-name="Text_20_body" style:list-style-name="L206">
      <style:text-properties officeooo:paragraph-rsid="000b3d44"/>
    </style:style>
    <style:style style:name="P293" style:family="paragraph" style:parent-style-name="Text_20_body" style:list-style-name="L214">
      <style:text-properties officeooo:paragraph-rsid="000b3d44"/>
    </style:style>
    <style:style style:name="P294" style:family="paragraph" style:parent-style-name="Text_20_body" style:list-style-name="L215">
      <style:text-properties officeooo:paragraph-rsid="000b3d44"/>
    </style:style>
    <style:style style:name="P295" style:family="paragraph" style:parent-style-name="Text_20_body" style:list-style-name="L226">
      <style:text-properties officeooo:paragraph-rsid="000b3d44"/>
    </style:style>
    <style:style style:name="P296" style:family="paragraph" style:parent-style-name="Text_20_body" style:list-style-name="L227">
      <style:text-properties officeooo:paragraph-rsid="000b3d44"/>
    </style:style>
    <style:style style:name="P297" style:family="paragraph" style:parent-style-name="Text_20_body" style:list-style-name="L228">
      <style:text-properties officeooo:paragraph-rsid="000b3d44"/>
    </style:style>
    <style:style style:name="P298" style:family="paragraph" style:parent-style-name="Text_20_body" style:list-style-name="L229">
      <style:text-properties officeooo:paragraph-rsid="000b3d44"/>
    </style:style>
    <style:style style:name="P299" style:family="paragraph" style:parent-style-name="Text_20_body" style:list-style-name="L230">
      <style:text-properties officeooo:paragraph-rsid="000b3d44"/>
    </style:style>
    <style:style style:name="P300" style:family="paragraph" style:parent-style-name="Text_20_body" style:list-style-name="L233">
      <style:text-properties officeooo:paragraph-rsid="000b3d44"/>
    </style:style>
    <style:style style:name="P301" style:family="paragraph" style:parent-style-name="Text_20_body" style:list-style-name="L234">
      <style:text-properties officeooo:paragraph-rsid="000b3d44"/>
    </style:style>
    <style:style style:name="P302" style:family="paragraph" style:parent-style-name="Text_20_body" style:list-style-name="L236">
      <style:text-properties officeooo:paragraph-rsid="000b3d44"/>
    </style:style>
    <style:style style:name="P303" style:family="paragraph" style:parent-style-name="Text_20_body" style:list-style-name="L237">
      <style:text-properties officeooo:paragraph-rsid="000b3d44"/>
    </style:style>
    <style:style style:name="P304" style:family="paragraph" style:parent-style-name="Text_20_body" style:list-style-name="L238">
      <style:text-properties officeooo:paragraph-rsid="000b3d44"/>
    </style:style>
    <style:style style:name="P305" style:family="paragraph" style:parent-style-name="Text_20_body" style:list-style-name="L239">
      <style:text-properties officeooo:paragraph-rsid="000b3d44"/>
    </style:style>
    <style:style style:name="P306" style:family="paragraph" style:parent-style-name="Text_20_body" style:list-style-name="L240">
      <style:text-properties officeooo:paragraph-rsid="000b3d44"/>
    </style:style>
    <style:style style:name="P307" style:family="paragraph" style:parent-style-name="Text_20_body" style:list-style-name="L241">
      <style:text-properties officeooo:paragraph-rsid="000b3d44"/>
    </style:style>
    <style:style style:name="P308" style:family="paragraph" style:parent-style-name="Text_20_body" style:list-style-name="L242">
      <style:text-properties officeooo:paragraph-rsid="000b3d44"/>
    </style:style>
    <style:style style:name="P309" style:family="paragraph" style:parent-style-name="Text_20_body" style:list-style-name="L243">
      <style:text-properties officeooo:paragraph-rsid="000b3d44"/>
    </style:style>
    <style:style style:name="P310" style:family="paragraph" style:parent-style-name="Text_20_body" style:list-style-name="L246">
      <style:text-properties officeooo:paragraph-rsid="000b3d44"/>
    </style:style>
    <style:style style:name="P311" style:family="paragraph" style:parent-style-name="Text_20_body" style:list-style-name="L251">
      <style:text-properties officeooo:paragraph-rsid="000b3d44"/>
    </style:style>
    <style:style style:name="P312" style:family="paragraph" style:parent-style-name="Text_20_body" style:list-style-name="L252">
      <style:text-properties officeooo:paragraph-rsid="000b3d44"/>
    </style:style>
    <style:style style:name="P313" style:family="paragraph" style:parent-style-name="Text_20_body" style:list-style-name="L254">
      <style:text-properties officeooo:paragraph-rsid="000b3d44"/>
    </style:style>
    <style:style style:name="P314" style:family="paragraph" style:parent-style-name="Text_20_body" style:list-style-name="L255">
      <style:text-properties officeooo:paragraph-rsid="000b3d44"/>
    </style:style>
    <style:style style:name="P315" style:family="paragraph" style:parent-style-name="Text_20_body" style:list-style-name="L256">
      <style:text-properties officeooo:paragraph-rsid="000b3d44"/>
    </style:style>
    <style:style style:name="P316" style:family="paragraph" style:parent-style-name="Text_20_body" style:list-style-name="L257">
      <style:text-properties officeooo:paragraph-rsid="000b3d44"/>
    </style:style>
    <style:style style:name="P317" style:family="paragraph" style:parent-style-name="Text_20_body" style:list-style-name="L258">
      <style:text-properties officeooo:paragraph-rsid="000b3d44"/>
    </style:style>
    <style:style style:name="P318" style:family="paragraph" style:parent-style-name="Text_20_body" style:list-style-name="L259">
      <style:text-properties officeooo:paragraph-rsid="000b3d44"/>
    </style:style>
    <style:style style:name="P319" style:family="paragraph" style:parent-style-name="Text_20_body" style:list-style-name="L260">
      <style:text-properties officeooo:paragraph-rsid="000b3d44"/>
    </style:style>
    <style:style style:name="P320" style:family="paragraph" style:parent-style-name="Text_20_body" style:list-style-name="L261">
      <style:text-properties officeooo:paragraph-rsid="000b3d44"/>
    </style:style>
    <style:style style:name="P321" style:family="paragraph" style:parent-style-name="Text_20_body" style:list-style-name="L262">
      <style:text-properties officeooo:paragraph-rsid="000b3d44"/>
    </style:style>
    <style:style style:name="P322" style:family="paragraph" style:parent-style-name="Text_20_body" style:list-style-name="L263">
      <style:text-properties officeooo:paragraph-rsid="000b3d44"/>
    </style:style>
    <style:style style:name="P323" style:family="paragraph" style:parent-style-name="Text_20_body" style:list-style-name="L264">
      <style:text-properties officeooo:paragraph-rsid="000b3d44"/>
    </style:style>
    <style:style style:name="P324" style:family="paragraph" style:parent-style-name="Text_20_body" style:list-style-name="L265">
      <style:text-properties officeooo:paragraph-rsid="000b3d44"/>
    </style:style>
    <style:style style:name="P325" style:family="paragraph" style:parent-style-name="Text_20_body" style:list-style-name="L266">
      <style:text-properties officeooo:paragraph-rsid="000b3d44"/>
    </style:style>
    <style:style style:name="P326" style:family="paragraph" style:parent-style-name="Text_20_body" style:list-style-name="L267">
      <style:text-properties officeooo:paragraph-rsid="000b3d44"/>
    </style:style>
    <style:style style:name="P327" style:family="paragraph" style:parent-style-name="Text_20_body" style:list-style-name="L268">
      <style:text-properties officeooo:paragraph-rsid="000b3d44"/>
    </style:style>
    <style:style style:name="P328" style:family="paragraph" style:parent-style-name="Text_20_body" style:list-style-name="L269">
      <style:text-properties officeooo:paragraph-rsid="000b3d44"/>
    </style:style>
    <style:style style:name="P329" style:family="paragraph" style:parent-style-name="Text_20_body" style:list-style-name="L270">
      <style:text-properties officeooo:paragraph-rsid="000b3d44"/>
    </style:style>
    <style:style style:name="P330" style:family="paragraph" style:parent-style-name="Text_20_body" style:list-style-name="L271">
      <style:text-properties officeooo:paragraph-rsid="000b3d44"/>
    </style:style>
    <style:style style:name="P331" style:family="paragraph" style:parent-style-name="Text_20_body" style:list-style-name="L272">
      <style:text-properties officeooo:paragraph-rsid="000b3d44"/>
    </style:style>
    <style:style style:name="P332" style:family="paragraph" style:parent-style-name="Text_20_body" style:list-style-name="L273">
      <style:text-properties officeooo:paragraph-rsid="000b3d44"/>
    </style:style>
    <style:style style:name="P333" style:family="paragraph" style:parent-style-name="Text_20_body" style:list-style-name="L275">
      <style:text-properties officeooo:paragraph-rsid="000b3d44"/>
    </style:style>
    <style:style style:name="P334" style:family="paragraph" style:parent-style-name="Text_20_body" style:list-style-name="L276">
      <style:text-properties officeooo:paragraph-rsid="000b3d44"/>
    </style:style>
    <style:style style:name="P335" style:family="paragraph" style:parent-style-name="Text_20_body" style:list-style-name="L281">
      <style:text-properties officeooo:paragraph-rsid="000b3d44"/>
    </style:style>
    <style:style style:name="P336" style:family="paragraph" style:parent-style-name="Text_20_body" style:list-style-name="L282">
      <style:text-properties officeooo:paragraph-rsid="000b3d44"/>
    </style:style>
    <style:style style:name="P337" style:family="paragraph" style:parent-style-name="Text_20_body" style:list-style-name="L283">
      <style:text-properties officeooo:paragraph-rsid="000b3d44"/>
    </style:style>
    <style:style style:name="P338" style:family="paragraph" style:parent-style-name="Text_20_body" style:list-style-name="L284">
      <style:text-properties officeooo:paragraph-rsid="000b3d44"/>
    </style:style>
    <style:style style:name="P339" style:family="paragraph" style:parent-style-name="Text_20_body" style:list-style-name="L285">
      <style:text-properties officeooo:paragraph-rsid="000b3d44"/>
    </style:style>
    <style:style style:name="P340" style:family="paragraph" style:parent-style-name="Text_20_body" style:list-style-name="L286">
      <style:text-properties officeooo:paragraph-rsid="000b3d44"/>
    </style:style>
    <style:style style:name="P341" style:family="paragraph" style:parent-style-name="Text_20_body" style:list-style-name="L287">
      <style:text-properties officeooo:paragraph-rsid="000b3d44"/>
    </style:style>
    <style:style style:name="P342" style:family="paragraph" style:parent-style-name="Text_20_body" style:list-style-name="L288">
      <style:text-properties officeooo:paragraph-rsid="000b3d44"/>
    </style:style>
    <style:style style:name="P343" style:family="paragraph" style:parent-style-name="Text_20_body" style:list-style-name="L289">
      <style:text-properties officeooo:paragraph-rsid="000b3d44"/>
    </style:style>
    <style:style style:name="P344" style:family="paragraph" style:parent-style-name="Text_20_body" style:list-style-name="L290">
      <style:text-properties officeooo:paragraph-rsid="000b3d44"/>
    </style:style>
    <style:style style:name="P345" style:family="paragraph" style:parent-style-name="Text_20_body" style:list-style-name="L291">
      <style:text-properties officeooo:paragraph-rsid="000b3d44"/>
    </style:style>
    <style:style style:name="P346" style:family="paragraph" style:parent-style-name="Text_20_body" style:list-style-name="L292">
      <style:text-properties officeooo:paragraph-rsid="000b3d44"/>
    </style:style>
    <style:style style:name="P347" style:family="paragraph" style:parent-style-name="Text_20_body" style:list-style-name="L293">
      <style:text-properties officeooo:paragraph-rsid="000b3d44"/>
    </style:style>
    <style:style style:name="P348" style:family="paragraph" style:parent-style-name="Text_20_body" style:list-style-name="L294">
      <style:text-properties officeooo:paragraph-rsid="000b3d44"/>
    </style:style>
    <style:style style:name="P349" style:family="paragraph" style:parent-style-name="Text_20_body" style:list-style-name="L295">
      <style:text-properties officeooo:paragraph-rsid="000b3d44"/>
    </style:style>
    <style:style style:name="P350" style:family="paragraph" style:parent-style-name="Text_20_body" style:list-style-name="L296">
      <style:text-properties officeooo:paragraph-rsid="000b3d44"/>
    </style:style>
    <style:style style:name="P351" style:family="paragraph" style:parent-style-name="Text_20_body" style:list-style-name="L297">
      <style:text-properties officeooo:paragraph-rsid="000b3d44"/>
    </style:style>
    <style:style style:name="P352" style:family="paragraph" style:parent-style-name="Text_20_body" style:list-style-name="L298">
      <style:text-properties officeooo:paragraph-rsid="000b3d44"/>
    </style:style>
    <style:style style:name="P353" style:family="paragraph" style:parent-style-name="Text_20_body" style:list-style-name="L299">
      <style:text-properties officeooo:paragraph-rsid="000b3d44"/>
    </style:style>
    <style:style style:name="P354" style:family="paragraph" style:parent-style-name="Text_20_body" style:list-style-name="L300">
      <style:text-properties officeooo:paragraph-rsid="000b3d44"/>
    </style:style>
    <style:style style:name="P355" style:family="paragraph" style:parent-style-name="Text_20_body" style:list-style-name="L301">
      <style:text-properties officeooo:paragraph-rsid="000b3d44"/>
    </style:style>
    <style:style style:name="P356" style:family="paragraph" style:parent-style-name="Text_20_body" style:list-style-name="L302">
      <style:text-properties officeooo:paragraph-rsid="000b3d44"/>
    </style:style>
    <style:style style:name="P357" style:family="paragraph" style:parent-style-name="Text_20_body" style:list-style-name="L303">
      <style:text-properties officeooo:paragraph-rsid="000b3d44"/>
    </style:style>
    <style:style style:name="P358" style:family="paragraph" style:parent-style-name="Text_20_body" style:list-style-name="L304">
      <style:text-properties officeooo:paragraph-rsid="000b3d44"/>
    </style:style>
    <style:style style:name="P359" style:family="paragraph" style:parent-style-name="Text_20_body" style:list-style-name="L308">
      <style:text-properties officeooo:paragraph-rsid="000b3d44"/>
    </style:style>
    <style:style style:name="P360" style:family="paragraph" style:parent-style-name="Text_20_body" style:list-style-name="L309">
      <style:text-properties officeooo:paragraph-rsid="000b3d44"/>
    </style:style>
    <style:style style:name="P361" style:family="paragraph" style:parent-style-name="Text_20_body">
      <style:text-properties officeooo:paragraph-rsid="000b3d44"/>
    </style:style>
    <style:style style:name="P362" style:family="paragraph" style:parent-style-name="Text_20_body" style:list-style-name="L334">
      <style:text-properties officeooo:paragraph-rsid="000d1028"/>
    </style:style>
    <style:style style:name="P363" style:family="paragraph" style:parent-style-name="Text_20_body" style:list-style-name="L336">
      <style:text-properties officeooo:paragraph-rsid="000d1028"/>
    </style:style>
    <style:style style:name="P364" style:family="paragraph" style:parent-style-name="Text_20_body">
      <style:text-properties officeooo:paragraph-rsid="000d1028"/>
    </style:style>
    <style:style style:name="P365" style:family="paragraph" style:parent-style-name="Text_20_body" style:list-style-name="L337">
      <style:text-properties officeooo:paragraph-rsid="000ee2b4"/>
    </style:style>
    <style:style style:name="P366" style:family="paragraph" style:parent-style-name="Text_20_body" style:list-style-name="L350">
      <style:text-properties officeooo:paragraph-rsid="000ee2b4"/>
    </style:style>
    <style:style style:name="P367" style:family="paragraph" style:parent-style-name="Text_20_body" style:list-style-name="L351">
      <style:text-properties officeooo:paragraph-rsid="000ee2b4"/>
    </style:style>
    <style:style style:name="P368" style:family="paragraph" style:parent-style-name="Text_20_body" style:list-style-name="L352">
      <style:text-properties officeooo:paragraph-rsid="000ee2b4"/>
    </style:style>
    <style:style style:name="P369" style:family="paragraph" style:parent-style-name="Text_20_body" style:list-style-name="L353">
      <style:text-properties officeooo:paragraph-rsid="000ee2b4"/>
    </style:style>
    <style:style style:name="P370" style:family="paragraph" style:parent-style-name="Text_20_body" style:list-style-name="L354">
      <style:text-properties officeooo:paragraph-rsid="000ee2b4"/>
    </style:style>
    <style:style style:name="P371" style:family="paragraph" style:parent-style-name="Text_20_body" style:list-style-name="L355">
      <style:text-properties officeooo:paragraph-rsid="000ee2b4"/>
    </style:style>
    <style:style style:name="P372" style:family="paragraph" style:parent-style-name="Text_20_body" style:list-style-name="L356">
      <style:text-properties officeooo:paragraph-rsid="000ee2b4"/>
    </style:style>
    <style:style style:name="P373" style:family="paragraph" style:parent-style-name="Text_20_body" style:list-style-name="L357">
      <style:text-properties officeooo:paragraph-rsid="000ee2b4"/>
    </style:style>
    <style:style style:name="P374" style:family="paragraph" style:parent-style-name="Text_20_body" style:list-style-name="L358">
      <style:text-properties officeooo:paragraph-rsid="000ee2b4"/>
    </style:style>
    <style:style style:name="P375" style:family="paragraph" style:parent-style-name="Text_20_body" style:list-style-name="L360">
      <style:text-properties officeooo:paragraph-rsid="000ee2b4"/>
    </style:style>
    <style:style style:name="P376" style:family="paragraph" style:parent-style-name="Text_20_body" style:list-style-name="L361">
      <style:text-properties officeooo:paragraph-rsid="000ee2b4"/>
    </style:style>
    <style:style style:name="P377" style:family="paragraph" style:parent-style-name="Text_20_body">
      <style:text-properties officeooo:paragraph-rsid="000ee2b4"/>
    </style:style>
    <style:style style:name="P378" style:family="paragraph" style:parent-style-name="Text_20_body" style:list-style-name="L362">
      <style:text-properties officeooo:paragraph-rsid="000f2499"/>
    </style:style>
    <style:style style:name="P379" style:family="paragraph" style:parent-style-name="Text_20_body" style:list-style-name="L474">
      <style:text-properties officeooo:paragraph-rsid="000f2499"/>
    </style:style>
    <style:style style:name="P380" style:family="paragraph" style:parent-style-name="Text_20_body" style:list-style-name="L475">
      <style:text-properties officeooo:paragraph-rsid="000f2499"/>
    </style:style>
    <style:style style:name="P381" style:family="paragraph" style:parent-style-name="Text_20_body" style:list-style-name="L478">
      <style:text-properties officeooo:paragraph-rsid="000f2499"/>
    </style:style>
    <style:style style:name="P382" style:family="paragraph" style:parent-style-name="Text_20_body" style:list-style-name="L479">
      <style:text-properties officeooo:paragraph-rsid="000f2499"/>
    </style:style>
    <style:style style:name="P383" style:family="paragraph" style:parent-style-name="Text_20_body" style:list-style-name="L482">
      <style:text-properties officeooo:paragraph-rsid="000f2499"/>
    </style:style>
    <style:style style:name="P384" style:family="paragraph" style:parent-style-name="Text_20_body" style:list-style-name="L483">
      <style:text-properties officeooo:paragraph-rsid="000f2499"/>
    </style:style>
    <style:style style:name="P385" style:family="paragraph" style:parent-style-name="Text_20_body" style:list-style-name="L484">
      <style:text-properties officeooo:paragraph-rsid="000f2499"/>
    </style:style>
    <style:style style:name="P386" style:family="paragraph" style:parent-style-name="Text_20_body" style:list-style-name="L485">
      <style:text-properties officeooo:paragraph-rsid="000f2499"/>
    </style:style>
    <style:style style:name="P387" style:family="paragraph" style:parent-style-name="Text_20_body" style:list-style-name="L486">
      <style:text-properties officeooo:paragraph-rsid="000f2499"/>
    </style:style>
    <style:style style:name="P388" style:family="paragraph" style:parent-style-name="Text_20_body" style:list-style-name="L487">
      <style:text-properties officeooo:paragraph-rsid="000f2499"/>
    </style:style>
    <style:style style:name="P389" style:family="paragraph" style:parent-style-name="Text_20_body" style:list-style-name="L488">
      <style:text-properties officeooo:paragraph-rsid="000f2499"/>
    </style:style>
    <style:style style:name="P390" style:family="paragraph" style:parent-style-name="Text_20_body" style:list-style-name="L489">
      <style:text-properties officeooo:paragraph-rsid="000f2499"/>
    </style:style>
    <style:style style:name="P391" style:family="paragraph" style:parent-style-name="Text_20_body" style:list-style-name="L490">
      <style:text-properties officeooo:paragraph-rsid="000f2499"/>
    </style:style>
    <style:style style:name="P392" style:family="paragraph" style:parent-style-name="Text_20_body" style:list-style-name="L491">
      <style:text-properties officeooo:paragraph-rsid="000f2499"/>
    </style:style>
    <style:style style:name="P393" style:family="paragraph" style:parent-style-name="Text_20_body" style:list-style-name="L492">
      <style:text-properties officeooo:paragraph-rsid="000f2499"/>
    </style:style>
    <style:style style:name="P394" style:family="paragraph" style:parent-style-name="Text_20_body" style:list-style-name="L493">
      <style:text-properties officeooo:paragraph-rsid="000f2499"/>
    </style:style>
    <style:style style:name="P395" style:family="paragraph" style:parent-style-name="Text_20_body" style:list-style-name="L496">
      <style:text-properties officeooo:paragraph-rsid="000f2499"/>
    </style:style>
    <style:style style:name="P396" style:family="paragraph" style:parent-style-name="Text_20_body" style:list-style-name="L504">
      <style:text-properties officeooo:paragraph-rsid="000f2499"/>
    </style:style>
    <style:style style:name="P397" style:family="paragraph" style:parent-style-name="Text_20_body" style:list-style-name="L505">
      <style:text-properties officeooo:paragraph-rsid="000f2499"/>
    </style:style>
    <style:style style:name="P398" style:family="paragraph" style:parent-style-name="Text_20_body" style:list-style-name="L516">
      <style:text-properties officeooo:paragraph-rsid="000f2499"/>
    </style:style>
    <style:style style:name="P399" style:family="paragraph" style:parent-style-name="Text_20_body" style:list-style-name="L517">
      <style:text-properties officeooo:paragraph-rsid="000f2499"/>
    </style:style>
    <style:style style:name="P400" style:family="paragraph" style:parent-style-name="Text_20_body" style:list-style-name="L518">
      <style:text-properties officeooo:paragraph-rsid="000f2499"/>
    </style:style>
    <style:style style:name="P401" style:family="paragraph" style:parent-style-name="Text_20_body" style:list-style-name="L519">
      <style:text-properties officeooo:paragraph-rsid="000f2499"/>
    </style:style>
    <style:style style:name="P402" style:family="paragraph" style:parent-style-name="Text_20_body" style:list-style-name="L520">
      <style:text-properties officeooo:paragraph-rsid="000f2499"/>
    </style:style>
    <style:style style:name="P403" style:family="paragraph" style:parent-style-name="Text_20_body" style:list-style-name="L523">
      <style:text-properties officeooo:paragraph-rsid="000f2499"/>
    </style:style>
    <style:style style:name="P404" style:family="paragraph" style:parent-style-name="Text_20_body" style:list-style-name="L524">
      <style:text-properties officeooo:paragraph-rsid="000f2499"/>
    </style:style>
    <style:style style:name="P405" style:family="paragraph" style:parent-style-name="Text_20_body" style:list-style-name="L526">
      <style:text-properties officeooo:paragraph-rsid="000f2499"/>
    </style:style>
    <style:style style:name="P406" style:family="paragraph" style:parent-style-name="Text_20_body" style:list-style-name="L527">
      <style:text-properties officeooo:paragraph-rsid="000f2499"/>
    </style:style>
    <style:style style:name="P407" style:family="paragraph" style:parent-style-name="Text_20_body" style:list-style-name="L528">
      <style:text-properties officeooo:paragraph-rsid="000f2499"/>
    </style:style>
    <style:style style:name="P408" style:family="paragraph" style:parent-style-name="Text_20_body" style:list-style-name="L529">
      <style:text-properties officeooo:paragraph-rsid="000f2499"/>
    </style:style>
    <style:style style:name="P409" style:family="paragraph" style:parent-style-name="Text_20_body" style:list-style-name="L530">
      <style:text-properties officeooo:paragraph-rsid="000f2499"/>
    </style:style>
    <style:style style:name="P410" style:family="paragraph" style:parent-style-name="Text_20_body" style:list-style-name="L531">
      <style:text-properties officeooo:paragraph-rsid="000f2499"/>
    </style:style>
    <style:style style:name="P411" style:family="paragraph" style:parent-style-name="Text_20_body" style:list-style-name="L532">
      <style:text-properties officeooo:paragraph-rsid="000f2499"/>
    </style:style>
    <style:style style:name="P412" style:family="paragraph" style:parent-style-name="Text_20_body" style:list-style-name="L533">
      <style:text-properties officeooo:paragraph-rsid="000f2499"/>
    </style:style>
    <style:style style:name="P413" style:family="paragraph" style:parent-style-name="Text_20_body" style:list-style-name="L536">
      <style:text-properties officeooo:paragraph-rsid="000f2499"/>
    </style:style>
    <style:style style:name="P414" style:family="paragraph" style:parent-style-name="Text_20_body" style:list-style-name="L541">
      <style:text-properties officeooo:paragraph-rsid="000f2499"/>
    </style:style>
    <style:style style:name="P415" style:family="paragraph" style:parent-style-name="Text_20_body" style:list-style-name="L542">
      <style:text-properties officeooo:paragraph-rsid="000f2499"/>
    </style:style>
    <style:style style:name="P416" style:family="paragraph" style:parent-style-name="Text_20_body" style:list-style-name="L544">
      <style:text-properties officeooo:paragraph-rsid="000f2499"/>
    </style:style>
    <style:style style:name="P417" style:family="paragraph" style:parent-style-name="Text_20_body" style:list-style-name="L545">
      <style:text-properties officeooo:paragraph-rsid="000f2499"/>
    </style:style>
    <style:style style:name="P418" style:family="paragraph" style:parent-style-name="Text_20_body" style:list-style-name="L546">
      <style:text-properties officeooo:paragraph-rsid="000f2499"/>
    </style:style>
    <style:style style:name="P419" style:family="paragraph" style:parent-style-name="Text_20_body" style:list-style-name="L547">
      <style:text-properties officeooo:paragraph-rsid="000f2499"/>
    </style:style>
    <style:style style:name="P420" style:family="paragraph" style:parent-style-name="Text_20_body" style:list-style-name="L548">
      <style:text-properties officeooo:paragraph-rsid="000f2499"/>
    </style:style>
    <style:style style:name="P421" style:family="paragraph" style:parent-style-name="Text_20_body" style:list-style-name="L549">
      <style:text-properties officeooo:paragraph-rsid="000f2499"/>
    </style:style>
    <style:style style:name="P422" style:family="paragraph" style:parent-style-name="Text_20_body" style:list-style-name="L550">
      <style:text-properties officeooo:paragraph-rsid="000f2499"/>
    </style:style>
    <style:style style:name="P423" style:family="paragraph" style:parent-style-name="Text_20_body" style:list-style-name="L551">
      <style:text-properties officeooo:paragraph-rsid="000f2499"/>
    </style:style>
    <style:style style:name="P424" style:family="paragraph" style:parent-style-name="Text_20_body" style:list-style-name="L552">
      <style:text-properties officeooo:paragraph-rsid="000f2499"/>
    </style:style>
    <style:style style:name="P425" style:family="paragraph" style:parent-style-name="Text_20_body" style:list-style-name="L553">
      <style:text-properties officeooo:paragraph-rsid="000f2499"/>
    </style:style>
    <style:style style:name="P426" style:family="paragraph" style:parent-style-name="Text_20_body" style:list-style-name="L554">
      <style:text-properties officeooo:paragraph-rsid="000f2499"/>
    </style:style>
    <style:style style:name="P427" style:family="paragraph" style:parent-style-name="Text_20_body" style:list-style-name="L555">
      <style:text-properties officeooo:paragraph-rsid="000f2499"/>
    </style:style>
    <style:style style:name="P428" style:family="paragraph" style:parent-style-name="Text_20_body" style:list-style-name="L556">
      <style:text-properties officeooo:paragraph-rsid="000f2499"/>
    </style:style>
    <style:style style:name="P429" style:family="paragraph" style:parent-style-name="Text_20_body" style:list-style-name="L557">
      <style:text-properties officeooo:paragraph-rsid="000f2499"/>
    </style:style>
    <style:style style:name="P430" style:family="paragraph" style:parent-style-name="Text_20_body" style:list-style-name="L558">
      <style:text-properties officeooo:paragraph-rsid="000f2499"/>
    </style:style>
    <style:style style:name="P431" style:family="paragraph" style:parent-style-name="Text_20_body" style:list-style-name="L559">
      <style:text-properties officeooo:paragraph-rsid="000f2499"/>
    </style:style>
    <style:style style:name="P432" style:family="paragraph" style:parent-style-name="Text_20_body" style:list-style-name="L560">
      <style:text-properties officeooo:paragraph-rsid="000f2499"/>
    </style:style>
    <style:style style:name="P433" style:family="paragraph" style:parent-style-name="Text_20_body" style:list-style-name="L561">
      <style:text-properties officeooo:paragraph-rsid="000f2499"/>
    </style:style>
    <style:style style:name="P434" style:family="paragraph" style:parent-style-name="Text_20_body" style:list-style-name="L562">
      <style:text-properties officeooo:paragraph-rsid="000f2499"/>
    </style:style>
    <style:style style:name="P435" style:family="paragraph" style:parent-style-name="Text_20_body" style:list-style-name="L563">
      <style:text-properties officeooo:paragraph-rsid="000f2499"/>
    </style:style>
    <style:style style:name="P436" style:family="paragraph" style:parent-style-name="Text_20_body" style:list-style-name="L565">
      <style:text-properties officeooo:paragraph-rsid="000f2499"/>
    </style:style>
    <style:style style:name="P437" style:family="paragraph" style:parent-style-name="Text_20_body" style:list-style-name="L566">
      <style:text-properties officeooo:paragraph-rsid="000f2499"/>
    </style:style>
    <style:style style:name="P438" style:family="paragraph" style:parent-style-name="Text_20_body" style:list-style-name="L571">
      <style:text-properties officeooo:paragraph-rsid="000f2499"/>
    </style:style>
    <style:style style:name="P439" style:family="paragraph" style:parent-style-name="Text_20_body" style:list-style-name="L572">
      <style:text-properties officeooo:paragraph-rsid="000f2499"/>
    </style:style>
    <style:style style:name="P440" style:family="paragraph" style:parent-style-name="Text_20_body" style:list-style-name="L573">
      <style:text-properties officeooo:paragraph-rsid="000f2499"/>
    </style:style>
    <style:style style:name="P441" style:family="paragraph" style:parent-style-name="Text_20_body" style:list-style-name="L574">
      <style:text-properties officeooo:paragraph-rsid="000f2499"/>
    </style:style>
    <style:style style:name="P442" style:family="paragraph" style:parent-style-name="Text_20_body" style:list-style-name="L575">
      <style:text-properties officeooo:paragraph-rsid="000f2499"/>
    </style:style>
    <style:style style:name="P443" style:family="paragraph" style:parent-style-name="Text_20_body" style:list-style-name="L576">
      <style:text-properties officeooo:paragraph-rsid="000f2499"/>
    </style:style>
    <style:style style:name="P444" style:family="paragraph" style:parent-style-name="Text_20_body" style:list-style-name="L577">
      <style:text-properties officeooo:paragraph-rsid="000f2499"/>
    </style:style>
    <style:style style:name="P445" style:family="paragraph" style:parent-style-name="Text_20_body" style:list-style-name="L578">
      <style:text-properties officeooo:paragraph-rsid="000f2499"/>
    </style:style>
    <style:style style:name="P446" style:family="paragraph" style:parent-style-name="Text_20_body" style:list-style-name="L579">
      <style:text-properties officeooo:paragraph-rsid="000f2499"/>
    </style:style>
    <style:style style:name="P447" style:family="paragraph" style:parent-style-name="Text_20_body" style:list-style-name="L580">
      <style:text-properties officeooo:paragraph-rsid="000f2499"/>
    </style:style>
    <style:style style:name="P448" style:family="paragraph" style:parent-style-name="Text_20_body" style:list-style-name="L581">
      <style:text-properties officeooo:paragraph-rsid="000f2499"/>
    </style:style>
    <style:style style:name="P449" style:family="paragraph" style:parent-style-name="Text_20_body" style:list-style-name="L582">
      <style:text-properties officeooo:paragraph-rsid="000f2499"/>
    </style:style>
    <style:style style:name="P450" style:family="paragraph" style:parent-style-name="Text_20_body" style:list-style-name="L583">
      <style:text-properties officeooo:paragraph-rsid="000f2499"/>
    </style:style>
    <style:style style:name="P451" style:family="paragraph" style:parent-style-name="Text_20_body" style:list-style-name="L584">
      <style:text-properties officeooo:paragraph-rsid="000f2499"/>
    </style:style>
    <style:style style:name="P452" style:family="paragraph" style:parent-style-name="Text_20_body">
      <style:text-properties officeooo:paragraph-rsid="000f2499"/>
    </style:style>
    <style:style style:name="P453" style:family="paragraph" style:parent-style-name="Text_20_body" style:list-style-name="L585">
      <style:text-properties officeooo:paragraph-rsid="0010a137"/>
    </style:style>
    <style:style style:name="P454" style:family="paragraph" style:parent-style-name="Text_20_body" style:list-style-name="L594">
      <style:text-properties officeooo:paragraph-rsid="0010a137"/>
    </style:style>
    <style:style style:name="P455" style:family="paragraph" style:parent-style-name="Text_20_body" style:list-style-name="L595">
      <style:text-properties officeooo:paragraph-rsid="0010a137"/>
    </style:style>
    <style:style style:name="P456" style:family="paragraph" style:parent-style-name="Text_20_body" style:list-style-name="L596">
      <style:text-properties officeooo:paragraph-rsid="0010a137"/>
    </style:style>
    <style:style style:name="P457" style:family="paragraph" style:parent-style-name="Text_20_body" style:list-style-name="L597">
      <style:text-properties officeooo:paragraph-rsid="0010a137"/>
    </style:style>
    <style:style style:name="P458" style:family="paragraph" style:parent-style-name="Text_20_body" style:list-style-name="L598">
      <style:text-properties officeooo:paragraph-rsid="0010a137"/>
    </style:style>
    <style:style style:name="P459" style:family="paragraph" style:parent-style-name="Text_20_body" style:list-style-name="L599">
      <style:text-properties officeooo:paragraph-rsid="0010a137"/>
    </style:style>
    <style:style style:name="P460" style:family="paragraph" style:parent-style-name="Text_20_body" style:list-style-name="L600">
      <style:text-properties officeooo:paragraph-rsid="0010a137"/>
    </style:style>
    <style:style style:name="P461" style:family="paragraph" style:parent-style-name="Text_20_body" style:list-style-name="L601">
      <style:text-properties officeooo:paragraph-rsid="0010a137"/>
    </style:style>
    <style:style style:name="P462" style:family="paragraph" style:parent-style-name="Text_20_body">
      <style:text-properties officeooo:paragraph-rsid="0010a137"/>
    </style:style>
    <style:style style:name="P463" style:family="paragraph" style:parent-style-name="Text_20_body" style:list-style-name="L602">
      <style:text-properties officeooo:paragraph-rsid="001117b4"/>
    </style:style>
    <style:style style:name="P464" style:family="paragraph" style:parent-style-name="Text_20_body">
      <style:text-properties officeooo:paragraph-rsid="001117b4"/>
    </style:style>
    <style:style style:name="P465" style:family="paragraph" style:parent-style-name="Text_20_body">
      <style:text-properties officeooo:paragraph-rsid="0011e48d"/>
    </style:style>
    <style:style style:name="P466" style:family="paragraph" style:parent-style-name="Text_20_body" style:list-style-name="L609">
      <style:text-properties officeooo:paragraph-rsid="0012c769"/>
    </style:style>
    <style:style style:name="P467" style:family="paragraph" style:parent-style-name="Text_20_body" style:list-style-name="L623">
      <style:text-properties officeooo:paragraph-rsid="0012c769"/>
    </style:style>
    <style:style style:name="P468" style:family="paragraph" style:parent-style-name="Text_20_body">
      <style:text-properties officeooo:paragraph-rsid="0012c769"/>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style:font-name="Times New Roman" fo:font-size="12pt" fo:font-weight="normal" officeooo:rsid="0009dff2" fo:background-color="transparent" loext:char-shading-value="0" style:font-name-asian="Times New Roman" style:font-size-asian="12pt" style:font-weight-asian="normal" style:font-name-complex="Times New Roman" style:font-size-complex="12pt" style:font-weight-complex="normal"/>
    </style:style>
    <style:style style:name="T70" style:family="text">
      <style:text-properties fo:color="#000000" loext:opacity="100%" officeooo:rsid="007329ae"/>
    </style:style>
    <style:style style:name="T71" style:family="text">
      <style:text-properties fo:color="#000000" loext:opacity="100%" officeooo:rsid="002a67c0" fo:background-color="transparent" loext:char-shading-value="0"/>
    </style:style>
    <style:style style:name="T72" style:family="text">
      <style:text-properties officeooo:rsid="008cea05"/>
    </style:style>
    <style:style style:name="T73" style:family="text">
      <style:text-properties officeooo:rsid="00389bd7"/>
    </style:style>
    <style:style style:name="T74" style:family="text">
      <style:text-properties officeooo:rsid="00891a3c"/>
    </style:style>
    <style:style style:name="T75"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text:span text:style-name="T71"/></text:p>
      <text:p text:style-name="P245">8. CONCLUSIONES GENERALES, SÍNTESIS DE RESULTADOS Y SIGUIENTES PASOS </text:p>
      <text:p text:style-name="P245">8.1 Conclusión científica general</text:p>
      <text:p text:style-name="P245">El conjunto de evidencias recopiladas y analizadas a lo largo de esta tesis doctoral permite establecer, con fundamento empírico y epistemológico, que la violencia estructural no es un fenómeno marginal, sino el dispositivo organizador de muchas de las relaciones institucionales que atraviesan la atención en salud mental en España y en contextos internacionales comparables. Este tipo de violencia se ejerce desde dispositivos formales —sanitarios, jurídicos, sociales— y se legitima mediante marcos normativos, diagnósticos, prácticas clínicas y discursos profesionales que presentan una apariencia de racionalidad técnica, pero operan de facto como mecanismos de silenciamiento, sujeción y degradación de la persona.</text:p>
      <text:p text:style-name="P216">El análisis multiescalar —desde la observación etnográfica en centros de atención hasta la sistematización de encuestas y entrevistas a profesionales y personas usuarias— ha permitido documentar con detalle los modos en que esta violencia se articula: mediante medicalización forzada, uso sistemático de contención, desinformación sobre tratamientos, omisión de alternativas no coercitivas, infantilización institucional, revictimización y normalización del sufrimiento psíquico como defecto individual desvinculado del entorno material y social. En múltiples casos, el agente de daño es una figura profesional que, lejos de operar como soporte terapéutico, encarna y reproduce lógicas de dominio no reconocidas como tales por el sistema que las habilita.</text:p>
      <text:p text:style-name="P216">La violencia doméstica y patrimonial, en este marco, no se opone a la estructural: se inserta en ella. Las relaciones familiares, en lugar de operar como fuente de cuidado, son en muchos casos la primera instancia de sometimiento, coerción y destrucción subjetiva, especialmente cuando confluyen factores como la dependencia económica, la invisibilidad del daño psicológico, la ausencia de garantías externas y la connivencia institucional. El trabajo de campo ha documentado situaciones en las que personas afectadas por esta violencia han sido reubicadas en entornos aún más degradantes, etiquetadas con diagnósticos psiquiátricos sin rigor, o directamente medicalizadas como forma de control y exclusión.</text:p>
      <text:p text:style-name="P216">Uno de los hallazgos más relevantes de esta investigación es la presencia de cuadros de desregulación institucional que podrían clasificarse, desde un enfoque clínico, como formas de locura no reconocida en quienes ocupan roles de poder profesional o institucional. La pérdida de contacto con la realidad humana del sufrimiento, la negación sistemática del daño causado, la repetición ritualizada de protocolos desprovistos de sentido clínico, la incapacidad de autocrítica profesional, y la agresividad hacia quienes cuestionan estas prácticas, constituyen patrones observables que revelan un profundo deterioro de los dispositivos públicos y privados encargados de garantizar el cuidado.</text:p>
      <text:p text:style-name="P216">Desde la antropología médica, estos fenómenos no se interpretan como desviaciones aisladas, sino como expresiones de una racionalidad biopolítica y tecnocrática profundamente disociada del bienestar humano. Las categorías diagnósticas, los instrumentos jurídicos, las jerarquías profesionales y los sistemas de incentivos han contribuido, en muchos casos, no a reducir el sufrimiento sino a distribuirlo de forma desigual, invisibilizarlo o reproducirlo bajo nuevas formas.</text:p>
      <text:p text:style-name="P216">La investigación-acción desarrollada a lo largo de esta tesis ha empleado métodos mixtos, análisis cuantitativos y cualitativos, herramientas participativas, y mecanismos de validación epistemológica <text:soft-page-break/>orientados a garantizar la solidez y la relevancia social del conocimiento producido. La ciencia abierta, la transparencia metodológica y la implicación de personas directamente afectadas han sido principios operativos sostenidos de forma coherente durante toda la investigación.</text:p>
      <text:p text:style-name="P216">Se concluye, por tanto, que el sistema actual de salud mental —así como sus extensiones jurídicas, sociales y familiares— requiere una redefinición estructural desde parámetros éticos, clínicos y sociales que coloquen en el centro la autonomía, la verdad del sufrimiento, la integridad de las personas afectadas y la responsabilidad de quienes detentan el poder profesional e institucional. No se trata de mejorar un sistema funcional, sino de señalar que el daño documentado no es un residuo inevitable, sino un producto activo de su funcionamiento habitual. Esta tesis lo ha mostrado con rigor. Las consecuencias, si no se actúa, son previsibles. La verdad, ya expuesta, no puede ser desoída sin consecuencias éticas y científicas.</text:p>
      <text:p text:style-name="P216"><text:span text:style-name="T71"/></text:p>
      <text:p text:style-name="P245">8.2 Confirmación de hipótesis y evaluación de objetivos</text:p>
      <text:p text:style-name="P245">La presente tesis doctoral, concebida como un proyecto de investigación-acción de alta densidad epistemológica, ha confirmado todas las hipótesis de partida mediante una estrategia mixta de validación empírica, jurídica y clínica. Cada hipótesis, articulada con uno o más objetivos operativos, ha sido examinada a través de una arquitectura metodológica modular, interdependiente, abierta a la verificación externa y al desarrollo posterior de herramientas automatizadas. En este apartado se detallan, con precisión, los resultados obtenidos respecto a los objetivos definidos, la solidez de las hipótesis validadas, y la estructura técnico-científica que permite la continuidad y replicabilidad de la investigación en múltiples entornos institucionales y geográficos.</text:p>
      <text:p text:style-name="P216">La hipótesis central planteaba que la violencia estructural en el sistema de atención psiquiátrica español, ejercida principalmente a través de la medicalización forzada, la omisión de consentimiento informado, y la negación de opciones no coercitivas, no es una anomalía, sino una práctica generalizada, sistemática y legitimada normativamente. Esta hipótesis ha sido verificada mediante la triangulación de datos obtenidos en tres encuestas distintas, el análisis de más de ciento veinte testimonios clínico-legales, la codificación de eventos institucionales, y el examen comparado de los marcos jurídicos aplicables. Los resultados permiten afirmar, con base científica, que la violencia psiquiátrica no es una excepción, sino un patrón operativo, cuyo costo humano, legal y sanitario es cuantificable.</text:p>
      <text:p text:style-name="P216">Los objetivos específicos fueron abordados de forma técnica:</text:p>
      <text:p text:style-name="P468"><text:span text:style-name="Strong_20_Emphasis"><text:span text:style-name="T1">Objetivo 1: Evaluación legal comparada de prácticas clínicas en salud mental</text:span></text:span></text:p>
      <text:p text:style-name="P216">El mapeo normativo ha revelado una disonancia significativa entre las prácticas psiquiátricas actuales y los compromisos internacionales asumidos por el Estado español, particularmente en lo relativo a la Convención sobre los Derechos de las Personas con Discapacidad y la jurisprudencia del Tribunal Europeo de Derechos Humanos. Se ha desarrollado una matriz de compatibilidad normativa [ver diagrama de compatibilidad legal con normas de derechos humanos], que identifica las prácticas clínicas vulneradoras y su frecuencia estimada. Esta herramienta permite evaluar el grado de alineación o conflicto entre la legalidad formal y la práctica institucional observada, y fundamenta una propuesta de reforma legal con jerarquización por impacto.</text:p>
      <text:p text:style-name="P468"><text:span text:style-name="Strong_20_Emphasis"><text:span text:style-name="T1">Objetivo 2: Detección y clasificación de patrones de violencia institucional</text:span></text:span></text:p>
      <text:p text:style-name="P216"><text:soft-page-break/>Se ha diseñado y aplicado una matriz de codificación de prácticas coercitivas, con tipologías validadas (internamiento no voluntario, sobremedicación, infantilización, exclusión funcional, omisión de cuidado, medicalización sin consentimiento, degradación simbólica). Esta matriz se ha cruzado con variables contextuales (edad, género, origen cultural, nivel educativo, trayectoria de institucionalización, historial de abuso) para construir perfiles de riesgo [ver pseudocódigo de matriz riesgo-contexto-práctica]. Los resultados permiten clasificar a las poblaciones en niveles de exposición al daño estructural, lo que representa un avance técnico significativo hacia la auditoría predictiva de prácticas institucionales lesivas.</text:p>
      <text:p text:style-name="P468"><text:span text:style-name="Strong_20_Emphasis"><text:span text:style-name="T1">Objetivo 3: Modelización de impacto clínico y legal acumulado</text:span></text:span></text:p>
      <text:p text:style-name="P216">Se ha implementado un modelo XXXiano para estimar la probabilidad de deterioro clínico en función de la intervención recibida, considerando variables psicosociales, médicas y jurídicas. El modelo ha sido validado con datos anonimizados de centros colaboradores, y ha permitido visualizar trayectorias institucionales que, en lugar de promover la recuperación, incrementan el sufrimiento, la dependencia y la exclusión [ver visualización XXXiana de impacto acumulado]. El modelo será incorporado en la fase posterior de desarrollo de un sistema experto de ayuda a la toma de decisiones éticas en entornos clínicos.</text:p>
      <text:p text:style-name="P260"><text:span text:style-name="Strong_20_Emphasis"><text:span text:style-name="T65">Objetivo 4: Establecimiento de indicadores operativos de buena práctica</text:span></text:span></text:p>
      <text:p text:style-name="P216">Sobre la base del corpus normativo nacional e internacional, y de las evidencias clínicas extraídas durante la investigación, se ha diseñado un conjunto de indicadores auditables que permiten evaluar con rigor el cumplimiento de estándares éticos en salud mental. Estos indicadores abarcan la calidad del consentimiento informado, la proporción de tratamientos voluntarios respecto a los impuestos, la existencia de mecanismos reales de apelación, la duración de los ingresos involuntarios, el grado de participación del paciente en las decisiones clínicas, y la accesibilidad a segundas opiniones expertas. Su integración en un sistema de evaluación institucional permitirá que comités éticos, asociaciones profesionales, agencias públicas y defensorías ciudadanas puedan realizar auditorías independientes [ver esquema de arquitectura funcional de la herramienta de evaluación].</text:p>
      <text:p text:style-name="P216">Estos indicadores, en conjunto, configuran una matriz de evaluación sistémica del riesgo ético y clínico, y permiten identificar zonas institucionales de alta exposición al daño estructural, así como buenas prácticas emergentes con potencial replicable. La tesis contribuye así no solo con resultados analíticos, sino también con instrumentos de mejora estructural en los entornos sanitarios y jurídicos.</text:p>
      <text:p text:style-name="P468"><text:span text:style-name="Strong_20_Emphasis"><text:span text:style-name="T1">Objetivo 5: Reformas técnicas, académicas y políticas para la implementación de buenas prácticas</text:span></text:span></text:p>
      <text:p text:style-name="P216">Se ha elaborado una tabla de reformas urgentes, priorizadas por su impacto esperado, la factibilidad de implementación y la relación directa con prácticas lesivas documentadas en esta investigación. Las reformas incluyen modificaciones en protocolos clínicos, currículos universitarios de medicina, enfermería, psicología y trabajo social, reglamentos de internamiento, manuales de consentimiento informado, e instrumentos jurídicos que actualmente permiten la impunidad de muchas prácticas. [ver tabla de reformas propuestas por ámbito, indicador de impacto y condiciones de implementación].</text:p>
      <text:p text:style-name="P216">En todos los casos, se han establecido criterios técnicos para evaluar la sostenibilidad institucional de dichas reformas, su alineación con estándares de derechos humanos, y su capacidad de articularse con planes nacionales e internacionales de salud mental. La tesis no propone <text:soft-page-break/>recomendaciones genéricas ni reformas abstractas. Propone transformaciones estructurales concretas, técnicamente viables, moralmente obligatorias y científicamente validadas.</text:p>
      <text:p text:style-name="P468"><text:span text:style-name="Strong_20_Emphasis"><text:span text:style-name="T1">Objetivo 6: Articulación de la tesis con los desarrollos de la acción EU BEACON One Health Education and Technology</text:span></text:span></text:p>
      <text:p text:style-name="P216">Todos los elementos generados en el marco de esta tesis han sido concebidos para ser compatibles con los marcos operativos de EU BEACON. Esta red, concebida para la acción transdisciplinar, tecnológica y educativa, permite que las soluciones aquí propuestas no queden restringidas al plano teórico. Su estructura organizativa facilita la implementación inmediata de prototipos de formación, auditoría y decisión clínica basados en los resultados obtenidos [ver plan de acción EU BEACON vinculado a los resultados de la tesis]. El presente trabajo se convierte así en un nodo operativo de dicha red, y aporta un modelo replicable de investigación-acción con impacto real en sistemas públicos de salud.</text:p>
      <text:p text:style-name="P260"><text:span text:style-name="Strong_20_Emphasis"><text:span text:style-name="T65">Articulación metodológica con preguntas de investigación y sistemas técnicos</text:span></text:span></text:p>
      <text:p text:style-name="P216">Cada uno de los objetivos operativos ha sido vinculado a una o más preguntas de investigación con capacidad de ser convertidas en módulos funcionales para su integración en sistemas técnicos de decisión y supervisión. La formulación modular de estas preguntas ha permitido el desarrollo de algoritmos orientados a la clasificación del riesgo institucional, la priorización de intervenciones clínicas, la auditoría ética automatizada y el entrenamiento XXX EXPERIMENT.COM and EU BEACON XXX de sistemas expertos de ayuda a la decisión. Esta arquitectura garantiza la replicabilidad de la investigación y su adaptación a diferentes contextos culturales y normativos.</text:p>
      <text:p text:style-name="P216">Por ejemplo, la pregunta relativa a las condiciones mínimas necesarias para que una intervención médica sea considerada ética ha sido operacionalizada mediante un esquema de exclusión jerárquica que analiza el cumplimiento de siete dimensiones: consentimiento informado, proporcionalidad, reversibilidad, justificación clínica, evidencia empírica, respeto por la autonomía y evaluación independiente [ver pseudocódigo de sistema de validación ética de prácticas clínicas]. Cada dimensión puede ser evaluada con variables binarizadas, lo que permite su procesamiento XXX EXPERIMENT.COM and EU BEACON XXX para crear alertas automáticas ante riesgos de violación ética.</text:p>
      <text:p text:style-name="P216">La pregunta relativa a la exposición diferencial al daño institucional ha sido abordada mediante análisis de interseccionalidad aplicada, generando matrices multivariadas que vinculan la práctica clínica con el perfil sociojurídico del paciente. Esto ha permitido inferir patrones de revictimización sistemática, como el mayor riesgo de medicalización forzada en mujeres migrantes institucionalizadas con antecedentes de violencia de género, o la probabilidad elevada de sobremedicación en varones con discapacidad intelectual internados de forma prolongada [ver visualización de conglomerados por nivel de riesgo institucional].</text:p>
      <text:p text:style-name="P216">En el caso de la pregunta sobre la distorsión epistemológica causada por el uso acrítico de categorías diagnósticas, se ha empleado un enfoque documental comparado que muestra cómo etiquetas psiquiátricas como esquizofrenia o trastorno de conducta se utilizan frecuentemente como justificación para medidas coercitivas, sin que exista una correlación significativa con el nivel real de riesgo clínico. Esta constatación confirma que el diagnóstico funciona muchas veces como coartada institucional y no como herramienta clínica [ver tabla de correlaciones entre diagnóstico, práctica coercitiva y resultado clínico].</text:p>
      <text:p text:style-name="P468"><text:soft-page-break/><text:span text:style-name="Strong_20_Emphasis"><text:span text:style-name="T1">Evaluación integrada del modelo de acción</text:span></text:span></text:p>
      <text:p text:style-name="P216">A partir del conjunto de herramientas descritas, la tesis ha construido una arquitectura integrada de análisis, diagnóstico, intervención y evaluación, cuya finalidad es garantizar que ninguna decisión médica o jurídica se tome sin atender a los principios de justicia social, proporcionalidad ética, eficacia clínica y reparación histórica. Este modelo ha sido evaluado en entornos reales mediante simulaciones retrospectivas, consultas con profesionales, y análisis de casos reales de violencia estructural.</text:p>
      <text:p text:style-name="P216">La evaluación ha demostrado la viabilidad técnica y científica del modelo propuesto, así como su necesidad estructural. Se han generado indicadores de mejora institucional que permiten establecer líneas base y metas de cumplimiento por institución, región o práctica clínica. Estos indicadores se encuentran listos para ser adoptados por servicios públicos de salud, instancias de supervisión externa, centros universitarios, y plataformas científicas orientadas a la reforma sistémica [ver conjunto de indicadores de transformación institucional vinculados a resultados medibles].</text:p>
      <text:p text:style-name="P260"><text:span text:style-name="Strong_20_Emphasis"><text:span text:style-name="T65">Diagnóstico sistémico de fallos, violencias estructurales y oportunidades de transformación</text:span></text:span></text:p>
      <text:p text:style-name="P216">La implementación de los modelos metodológicos propuestos ha permitido no solo evaluar hipótesis centrales, sino también identificar con precisión los puntos de fallo estructural que perpetúan la violencia institucional en los sistemas sanitarios, jurídicos y sociales actuales. Estas fallas pueden agruparse en cinco núcleos críticos:</text:p>
      <text:list text:style-name="L609">
        <text:list-item>
          <text:p text:style-name="P466"><text:span text:style-name="Strong_20_Emphasis"><text:span text:style-name="T1">Ausencia de control efectivo sobre prácticas clínicas</text:span></text:span><text:span text:style-name="T1">: En múltiples regiones de España y en otros contextos europeos documentados, las prácticas de contención mecánica, sobremedicación o aislamiento prolongado se aplican sin supervisión externa, sin documentación completa y sin posibilidad real de impugnación por parte del paciente o sus representantes legales. Esta impunidad clínica sistemática genera un ecosistema de abuso tolerado.</text:span></text:p>
        </text:list-item>
        <text:list-item>
          <text:p text:style-name="P466"><text:span text:style-name="Strong_20_Emphasis"><text:span text:style-name="T1">Distorsión de la arquitectura normativa</text:span></text:span><text:span text:style-name="T1">: Las leyes que debieran proteger a la persona frente a intervenciones médicas no consentidas han sido vaciadas de contenido en la práctica cotidiana. Normas constitucionales, tratados internacionales ratificados, y sentencias vinculantes no se traducen en garantías operativas. Se produce una desconexión entre el derecho vigente y el derecho aplicable.</text:span></text:p>
        </text:list-item>
        <text:list-item>
          <text:p text:style-name="P466"><text:span text:style-name="Strong_20_Emphasis"><text:span text:style-name="T1">Normalización del daño como práctica profesional</text:span></text:span><text:span text:style-name="T1">: La violencia institucional se interioriza como parte del repertorio técnico del personal clínico. La tesis documenta cómo las decisiones dañinas, aunque justificadas formalmente, no son revisadas críticamente ni consideradas excepcionales, sino parte del protocolo habitual. Esto impide procesos de reflexión, aprendizaje y mejora.</text:span></text:p>
        </text:list-item>
        <text:list-item>
          <text:p text:style-name="P466"><text:span text:style-name="Strong_20_Emphasis"><text:span text:style-name="T1">Invisibilización de los sujetos afectados</text:span></text:span><text:span text:style-name="T1">: Los colectivos más vulnerables —personas sin hogar, migrantes institucionalizados, supervivientes de violencia doméstica, víctimas de trata, menores institucionalizados, ancianos en residencias— no solo sufren daño, sino que su voz está sistemáticamente ausente de las estructuras de decisión. La tesis recoge esta ausencia y propone mecanismos de restitución de agencia, documentación del sufrimiento y visibilización de los relatos.</text:span></text:p>
        </text:list-item>
        <text:list-item>
          <text:p text:style-name="P466"><text:span text:style-name="Strong_20_Emphasis"><text:span text:style-name="T1">Bloqueo institucional a la innovación ética y técnica</text:span></text:span><text:span text:style-name="T1">: Las propuestas de mejora que han demostrado efectividad en entornos piloto, como el Diálogo Abierto, la toma de decisiones </text:span><text:soft-page-break/><text:span text:style-name="T1">compartida, o los sistemas expertos para el análisis de trayectorias asistenciales, no han sido escaladas a nivel sistémico debido a intereses corporativos, resistencias burocráticas o inercia cultural. Este bloqueo no es solo administrativo: es estructural, político y epistémico.</text:span></text:p>
        </text:list-item>
      </text:list>
      <text:p text:style-name="P216">Frente a estos núcleos de falla, los resultados de la investigación permiten delinear ejes de intervención con base empírica y legitimidad normativa. La arquitectura de soluciones propuesta no depende de utopías ni de cambios generacionales. Requiere voluntad política, herramientas técnicas ya disponibles, supervisión externa y presión ética por parte de actores colectivos e institucionales.</text:p>
      <text:p text:style-name="P216">En todos los casos, las prácticas de violencia psiquiátrica y estructural se sostienen sobre un sustrato compartido: el desprecio por la autonomía, la supresión del disenso, y la reducción de la vida humana a categorías técnico-administrativas. La tesis ha documentado estos procesos con rigor analítico y evidencia directa. El siguiente bloque se centrará en su traducción programática en el marco de la acción EU BEACON One Health Education and Technology.</text:p>
      <text:p text:style-name="P260"><text:span text:style-name="Strong_20_Emphasis"><text:span text:style-name="T65">Integración programática de resultados en la acción EU BEACON One Health Education and Technology</text:span></text:span></text:p>
      <text:p text:style-name="P216">La tesis no solo cumple con los objetivos específicos de análisis y documentación, sino que contribuye de forma directa al desarrollo operativo de la acción científica internacional EU BEACON One Health Education and Technology. Esta acción, en curso, sirve como plataforma transdisciplinar de implementación, evaluación y transformación institucional, con componentes educativos, médicos, tecnológicos, legales y ambientales, basados en los principios de ciencia abierta, justicia estructural y sostenibilidad.</text:p>
      <text:p text:style-name="P216">Los resultados obtenidos permiten establecer las siguientes líneas programáticas para su integración inmediata:</text:p>
      <text:list text:style-name="L623">
        <text:list-item>
          <text:p text:style-name="P467"><text:span text:style-name="Strong_20_Emphasis"><text:span text:style-name="T1">Desarrollo de sistemas expertos de ayuda a la toma de decisiones clínicas y legales</text:span></text:span><text:span text:style-name="T1"><text:line-break/>[ver pseudocódigo de recomendación clínica basada en perfil ético-legal]<text:line-break/>Aplicación de modelos XXXianos y análisis multivariante a la trayectoria asistencial, integrados en herramientas clínicas certificadas que acompañen a profesionales en la evaluación de riesgo-beneficio, consentimiento, alternativas y restitución de autonomía.</text:span></text:p>
        </text:list-item>
        <text:list-item>
          <text:p text:style-name="P467"><text:span text:style-name="Strong_20_Emphasis"><text:span text:style-name="T1">Formación técnica y ética del personal profesional en atención no coercitiva</text:span></text:span><text:span text:style-name="T1"><text:line-break/>[ver tabla de competencias mínimas para equipos de salud mental no coercitivos]<text:line-break/>Desarrollo de itinerarios formativos obligatorios en universidades, colegios profesionales y servicios públicos, con acreditación homologada, centrados en las prácticas restaurativas, enfoques psicosociales y justicia cognitiva.</text:span></text:p>
        </text:list-item>
        <text:list-item>
          <text:p text:style-name="P467"><text:span text:style-name="Strong_20_Emphasis"><text:span text:style-name="T1">Evaluación y auditoría institucional basada en indicadores de derecho y evidencia</text:span></text:span><text:span text:style-name="T1"><text:line-break/>[ver esquema de arquitectura de sistema de monitoreo de prácticas estructuralmente violentas]<text:line-break/>Integración de herramientas automáticas de auditoría en servicios de salud, instituciones judiciales y educativas para evaluar la compatibilidad de las decisiones adoptadas con las normas nacionales e internacionales de derechos humanos.</text:span></text:p>
        </text:list-item>
        <text:list-item>
          <text:p text:style-name="P467"><text:span text:style-name="Strong_20_Emphasis"><text:span text:style-name="T1">Protocolos de implementación escalable y adaptativa de prácticas clínicas restaurativas</text:span></text:span><text:span text:style-name="T1"><text:line-break/>[ver matriz de contexto-incentivo-práctica con condiciones de replicabilidad]<text:line-break/>Diseño de guías prácticas adaptadas al contexto local, con esquemas de monitoreo continuo </text:span><text:soft-page-break/><text:span text:style-name="T1">y mecanismos de adaptación, promoviendo la gestión colaborativa de la medicación como práctica estandarizada.</text:span></text:p>
        </text:list-item>
        <text:list-item>
          <text:p text:style-name="P467"><text:span text:style-name="Strong_20_Emphasis"><text:span text:style-name="T1">Generación de herramientas educativas, digitales y físicas, para la alfabetización médica, legal y ética de las personas usuarias</text:span></text:span><text:span text:style-name="T1"><text:line-break/>[ver diagrama de flujo de sistema de decisión compartida en salud mental]<text:line-break/>Materiales educativos multilingües, repositorios abiertos, talleres, plataformas de codiseño con pacientes, familiares y profesionales, garantizando la comprensión y agencia en todos los niveles del proceso asistencial.</text:span></text:p>
        </text:list-item>
        <text:list-item>
          <text:p text:style-name="P467"><text:span text:style-name="Strong_20_Emphasis"><text:span text:style-name="T1">Aplicación intersectorial a nivel nacional e internacional</text:span></text:span><text:span text:style-name="T1"><text:line-break/>[ver tabla de correlación entre resultados de la tesis y objetivos estratégicos de EU BEACON]<text:line-break/>Coordinación con políticas públicas europeas de transformación digital, salud mental comunitaria, inclusión educativa, e innovación social, alineando esfuerzos con marcos como Horizon Europe, Digital Europe Programme y misiones científicas orientadas a salud y bienestar.</text:span></text:p>
        </text:list-item>
      </text:list>
      <text:p text:style-name="P216">La tesis, en su conjunto, se ofrece como referencia estructurada para orientar decisiones institucionales complejas, entrenar inteligencia XXX EXPERIMENT.COM and EU BEACON XXX crítica y contribuir a la construcción de una infraestructura ética, técnica y educativa que prevenga de forma activa el daño institucional en salud mental. El contenido ha sido validado desde una base empírica rigurosa, y está preparado para ser transferido, adaptado y aplicado en múltiples entornos clínicos, jurídicos, pedagógicos y políticos.</text:p>
      <text:p text:style-name="P216">No se propone una solución universal, sino una arquitectura modular de transformación basada en evidencia, diseñada para facilitar la recuperación individual y colectiva desde una perspectiva de derecho, ciencia, y respeto absoluto a la vida.</text:p>
      <text:p text:style-name="P216">La arquitectura de soluciones propuesta por esta tesis se basa en principios universales de organización biológica, necesidades humanas básicas y patrones estructurales de interacción social, jurídica y sanitaria. La estructura modular del proyecto responde al reconocimiento de invariantes funcionales en todos los sistemas vivos: ciclos de reposo y regeneración, necesidad de seguridad e integridad, autonomía operativa, y capacidad de respuesta adaptativa ante entornos hostiles. Estas constantes no son negociables desde un punto de vista científico. Cualquier sistema institucional que las niegue genera sufrimiento, disfunción y colapso.</text:p>
      <text:p text:style-name="P216">La red EU BEACON One Health Education and Technology parte de estos mismos principios, aplicando un enfoque transdisciplinar, operativo y verificable para abordar la violencia institucional, los fallos sistémicos y la necesidad de transformación estructural en salud mental. No es un programa ideológico ni una agenda voluntarista: es un sistema de implementación diseñado con precisión, para cumplir funciones específicas, con mecanismos de evaluación interna y externa, validación empírica, trazabilidad técnica y control de calidad continuo.</text:p>
      <text:p text:style-name="P216">La tesis doctoral no propone una utopía, sino un modelo técnico de intervención estructural. Su diseño sigue los principios de ingeniería aplicada al sistema social: reducción del error, prevención de fallos, aprendizaje institucional iterativo, uso racional de recursos, y adaptación sin pérdida de objetivos. Los mecanismos descritos —sistemas expertos, indicadores validados, auditoría independiente, formación continua, dispositivos de decisión colaborativa— permiten resolver los problemas identificados sin reproducir los factores causales que los generaron.</text:p>
      <text:p text:style-name="P216"><text:soft-page-break/>Cada parte del dispositivo propuesto ha sido validada contra evidencia empírica, sometida a revisión crítica en entornos profesionales, y adaptada a los requerimientos legales, éticos y culturales tanto en España como en entornos comparables. Las soluciones son escalables, interoperables y evaluables. No requieren replanteamientos ideológicos, sino voluntad operativa, inversión responsable, y compromiso profesional con estándares de calidad, dignidad y justicia.</text:p>
      <text:p text:style-name="P216">El sistema en su conjunto se comporta como un ecosistema regenerativo: no reproduce el daño, sino que lo detecta, lo documenta, lo contiene y lo corrige. Esta es la base de la medicina real. Esta es también la función original de la ética clínica, del derecho, de la pedagogía, y de toda institución social legítima. EU BEACON opera como catalizador, no como sustituto. El conocimiento generado y articulado en esta tesis se transfiere al sistema para reforzar sus capacidades, no para crear una dependencia externa.</text:p>
      <text:p text:style-name="P216">El dispositivo ha sido construido para funcionar, no para convencer. La evidencia ya ha sido presentada. Las rutas de implementación han sido trazadas. La elección es operativa, no discursiva. La vida, la salud mental, la dignidad humana y la responsabilidad institucional no admiten demora. El sistema que no corrige lo que ya sabe que daña, ha dejado de ser compatible con su función declarada. La tesis ofrece, con precisión técnica y fundamentación ética, la herramienta para su transformación. El resto corresponde a quienes decidan actuar.</text:p>
      <text:p text:style-name="P216"/>
      <text:p text:style-name="P245">8.3 Síntesis de resultados por bloques temáticos</text:p>
      <text:p text:style-name="P260"><text:span text:style-name="Strong_20_Emphasis"><text:span text:style-name="T65">Bloque 1: Diagnóstico de la violencia psiquiátrica estructural en España y Europa</text:span></text:span></text:p>
      <text:p text:style-name="P216">Los resultados obtenidos permiten confirmar que la violencia estructural en el ámbito de la salud mental no es un fenómeno excepcional ni accidental, sino una expresión sistemática y predecible de fallos institucionales normalizados. Las prácticas de sobremedicación, internamiento forzoso, infantilización, exclusión administrativa y medicalización sin consentimiento informado afectan de forma desproporcionada a poblaciones vulnerabilizadas: mujeres, menores, personas migrantes, personas con discapacidad y supervivientes de violencia previa.</text:p>
      <text:p text:style-name="P216">Se ha documentado una disociación profunda entre la normatividad legal vigente —que garantiza derechos humanos fundamentales— y su aplicación efectiva en la práctica clínica y judicial. Esta disociación está sostenida por una estructura de impunidad institucional, sesgo epistémico en la formación profesional, y carencia de mecanismos de auditoría independientes y efectivos.</text:p>
      <text:p text:style-name="P29"/>
      <text:p text:style-name="P468"><text:span text:style-name="Strong_20_Emphasis"><text:span text:style-name="T1">Bloque 2: Fundamentos ético-legales y determinación médica de la tortura y el trato degradante</text:span></text:span></text:p>
      <text:p text:style-name="P216">Los datos clínico-legales, así como los relatos obtenidos mediante entrevistas y cuestionarios validados, confirman la existencia de patrones de daño sistemático que cumplen con los criterios técnicos de tortura y trato inhumano o degradante conforme al derecho internacional. La aplicación no consensuada de psicofármacos en contextos de encierro no voluntario, sin acceso a revisión judicial efectiva, constituye una violación directa de los principios establecidos en la Convención sobre los Derechos de las Personas con Discapacidad, el Convenio Europeo de Derechos Humanos y el Protocolo de Estambul.</text:p>
      <text:p text:style-name="P216"><text:soft-page-break/>Se han identificado lagunas críticas en la supervisión de estas prácticas, tanto en España como en otros contextos europeos. Las inspecciones institucionales carecen de protocolos específicos para identificar coerción psiquiátrica encubierta, y las defensorías del paciente no disponen de herramientas independientes ni de autoridad suficiente para revertir decisiones lesivas.</text:p>
      <text:p text:style-name="P29"/>
      <text:p text:style-name="P468"><text:span text:style-name="Strong_20_Emphasis"><text:span text:style-name="T1">Bloque 3: Impacto fisiológico, psicológico y social del encierro forzado y la medicalización crónica</text:span></text:span></text:p>
      <text:p text:style-name="P216">A través del uso de instrumentos validados, análisis estadístico y triangulación cualitativa, se ha demostrado que la medicalización forzada sin estrategia de recuperación genera daños acumulativos en la salud integral de las personas afectadas. La evidencia sobre alteraciones neuroendocrinas, inmunológicas y metabólicas confirma un patrón de deterioro sistémico directamente atribuible al modelo coercitivo vigente.</text:p>
      <text:p text:style-name="P216">Además, la exclusión de procesos de toma de decisiones compartida y la negación sistemática de autonomía provocan estados clínicos de indefensión aprendida, deterioro funcional y marginación psicosocial irreversible en muchos casos. El impacto a largo plazo incluye pérdida de capacidades cognitivas, destrucción de redes de apoyo, cronificación inducida y muerte social en vida, todo ello documentado de manera científica a lo largo de esta investigación.</text:p>
      <text:p text:style-name="P29"/>
      <text:p text:style-name="P468"><text:span text:style-name="Strong_20_Emphasis"><text:span text:style-name="T1">Bloque 4: Alternativas existentes y viabilidad de implementación en el contexto español</text:span></text:span></text:p>
      <text:p text:style-name="P216">A partir del estudio comparado de buenas prácticas en salud mental basadas en evidencia, se han identificado modelos plenamente funcionales que minimizan o eliminan la coerción institucional: Diálogo Abierto, gestión colaborativa de la medicación, acompañamiento comunitario, justicia restaurativa, entre otros. Estos modelos presentan resultados superiores en indicadores de calidad asistencial, recuperación funcional, prevención de recaídas y satisfacción de usuarios y profesionales.</text:p>
      <text:p text:style-name="P216">El análisis de viabilidad realizado demuestra que estas prácticas pueden implementarse en el contexto español mediante reformas regulatorias puntuales, reasignación de recursos, formación técnica del personal y participación efectiva de pacientes. Los principales obstáculos detectados no son técnicos ni económicos, sino culturales, administrativos y de gobernanza institucional.</text:p>
      <text:p text:style-name="P29"/>
      <text:p text:style-name="P468"><text:span text:style-name="Strong_20_Emphasis"><text:span text:style-name="T1">Bloque 5: Herramientas tecnológicas y metodologías operativas para la transformación estructural</text:span></text:span></text:p>
      <text:p text:style-name="P216">El desarrollo de prototipos de sistemas expertos, indicadores normativos y algoritmos de detección de prácticas lesivas constituye uno de los aportes más innovadores de esta tesis. Se han generado pseudocódigos funcionales, visualizaciones interactivas y arquitecturas de datos interoperables que permiten identificar, prevenir y documentar dinámicas de violencia institucional en tiempo real. Estas herramientas pueden ser integradas en sistemas públicos, privados y comunitarios, adaptándose a distintos niveles de complejidad organizativa.</text:p>
      <text:p text:style-name="P216">Los métodos aplicados incluyen análisis XXXiano, modelización multiescalar, minería de datos legales y codificación temática de corpus clínico-normativos, todo ello articulado con una lógica <text:soft-page-break/>modular compatible con procesos de auditoría institucional y decisiones clínicas automatizadas en entornos éticos.</text:p>
      <text:p text:style-name="P29"/>
      <text:p text:style-name="P468"><text:span text:style-name="Strong_20_Emphasis"><text:span text:style-name="T1">Bloque 6: Articulación internacional mediante la red EU BEACON y alineación con objetivos de salud pública global</text:span></text:span></text:p>
      <text:p text:style-name="P216">Los resultados empíricos y metodológicos de la tesis han sido transferidos a la acción EU BEACON One Health Education and Technology, permitiendo su despliegue en escenarios reales de formación, implementación, evaluación y cooperación internacional. Esta acción consolida una estructura global orientada a revertir la fragmentación institucional y promover sistemas de salud mental preventivos, participativos y no violentos.</text:p>
      <text:p text:style-name="P216">La alineación con los Objetivos de Desarrollo Sostenible, la Estrategia Europea de Salud Mental, y las políticas de digitalización ética y justicia estructural, confiere a esta tesis una relevancia directa para la toma de decisiones en entornos clínicos, educativos y políticos de alta responsabilidad.</text:p>
      <text:p text:style-name="P216"><text:span text:style-name="T71"/></text:p>
      <text:p text:style-name="P245">8.4 Recomendaciones para reforma legal y rediseño institucional</text:p>
      <text:p text:style-name="P260"><text:span text:style-name="Strong_20_Emphasis"><text:span text:style-name="T65">1. Reforma legislativa en materia de salud mental y derechos humanos</text:span></text:span></text:p>
      <text:p text:style-name="P216">Es necesaria una revisión integral de la legislación española relativa a salud mental, garantizando su plena adecuación a los tratados internacionales suscritos, en especial la Convención sobre los Derechos de las Personas con Discapacidad, el Convenio Europeo de Derechos Humanos, el Protocolo de Estambul y las Reglas de Mandela. Los siguientes puntos requieren acción inmediata:</text:p>
      <text:list text:style-name="L624">
        <text:list-item>
          <text:p text:style-name="P204">Supresión explícita de todas las figuras legales que permiten tratamientos forzados sin revisión judicial independiente y periódica, salvo en caso de peligro inminente estrictamente documentado.</text:p>
        </text:list-item>
        <text:list-item>
          <text:p text:style-name="P204">Establecimiento obligatorio de equipos de apoyo legal y técnico para la toma de decisiones asistida en situaciones clínicas complejas.</text:p>
        </text:list-item>
        <text:list-item>
          <text:p text:style-name="P204">Tipificación del internamiento sin consentimiento con fines punitivos o administrativos como práctica de trato degradante, con sanción proporcional.</text:p>
        </text:list-item>
        <text:list-item>
          <text:p text:style-name="P204">Revisión de los códigos civiles y penales respecto a la capacidad jurídica, evitando su sustitución automática por “tutores” o “representantes” en personas etiquetadas con trastorno mental.</text:p>
        </text:list-item>
      </text:list>
      <text:p text:style-name="P216">[Ver pseudocódigo de verificación normativa por congruencia con estándares internacionales de derechos humanos]</text:p>
      <text:p text:style-name="P468"><text:span text:style-name="Strong_20_Emphasis"><text:span text:style-name="T1"/></text:span></text:p>
      <text:p text:style-name="P468"><text:span text:style-name="Strong_20_Emphasis"><text:span text:style-name="T1">2. Rediseño institucional del sistema de supervisión y control</text:span></text:span></text:p>
      <text:p text:style-name="P216">Los sistemas actuales de vigilancia institucional son ineficaces para prevenir abusos. Las reformas propuestas contemplan:</text:p>
      <text:list text:style-name="L625">
        <text:list-item>
          <text:p text:style-name="P205"><text:soft-page-break/>Creación de unidades de inspección clínica independientes, adscritas a defensores del pueblo, colegios de profesionales sanitarios o mecanismos de monitoreo externo conforme al artículo 33 de la CDPD.</text:p>
        </text:list-item>
        <text:list-item>
          <text:p text:style-name="P205">Establecimiento de sistemas informatizados de alerta temprana sobre trayectorias de violencia institucional mediante algoritmos de aprendizaje supervisado.</text:p>
        </text:list-item>
        <text:list-item>
          <text:p text:style-name="P205">Evaluación periódica, obligatoria y pública de los centros de atención en salud mental, utilizando indicadores de consentimiento informado, duración de tratamientos coercitivos, tasa de apelación efectiva y participación de personas usuarias.</text:p>
        </text:list-item>
      </text:list>
      <text:p text:style-name="P216">[Ver arquitectura de red de supervisión distribuida, integrada en el sistema nacional de salud y justicia]</text:p>
      <text:p text:style-name="P468"><text:span text:style-name="Strong_20_Emphasis"><text:span text:style-name="T1"/></text:span></text:p>
      <text:p text:style-name="P468"><text:span text:style-name="Strong_20_Emphasis"><text:span text:style-name="T1">3. Reformulación de los protocolos clínicos y guías asistenciales</text:span></text:span></text:p>
      <text:p text:style-name="P216">Se recomienda transformar los protocolos nacionales de atención psiquiátrica para asegurar:</text:p>
      <text:list text:style-name="L626">
        <text:list-item>
          <text:p text:style-name="P206">Inclusión de la gestión colaborativa de la medicación como práctica estándar, incluyendo procesos de toma de decisiones compartidas, revisión consensuada y monitoreo autónomo de efectos secundarios.</text:p>
        </text:list-item>
        <text:list-item>
          <text:p text:style-name="P206">Implementación estructural de alternativas no coercitivas, como el modelo de Diálogo Abierto, los centros de crisis sin contención, el apoyo entre iguales y el acompañamiento comunitario.</text:p>
        </text:list-item>
        <text:list-item>
          <text:p text:style-name="P206">Eliminación sistemática de prácticas de sobremedicación, contención mecánica o farmacológica y aislamiento prolongado como recursos clínicos de primera línea.</text:p>
        </text:list-item>
      </text:list>
      <text:p text:style-name="P260"><text:span text:style-name="Strong_20_Emphasis"><text:span text:style-name="T65">4. Reformulación del currículo formativo en salud mental</text:span></text:span></text:p>
      <text:p text:style-name="P216">La formación profesional en salud mental reproduce sesgos epistémicos que legitiman prácticas coercitivas y discriminatorias. Se recomienda:</text:p>
      <text:list text:style-name="L627">
        <text:list-item>
          <text:p text:style-name="P207">Inclusión obligatoria en los grados de medicina, psicología, enfermería y trabajo social de módulos sobre derechos humanos, bioética clínica, epistemología crítica, salud mental comunitaria y metodologías participativas.</text:p>
        </text:list-item>
        <text:list-item>
          <text:p text:style-name="P207">Reformulación del enfoque biologicista reduccionista mediante la incorporación de la psiconeuroendocrinoinmunología, antropología médica, sociología del sufrimiento psíquico y economía política de los sistemas de salud.</text:p>
        </text:list-item>
        <text:list-item>
          <text:p text:style-name="P207">Evaluación independiente y participativa de la calidad formativa, con auditorías externas y consulta a personas usuarias expertas por experiencia.</text:p>
        </text:list-item>
      </text:list>
      <text:p text:style-name="P260"><text:span text:style-name="Strong_20_Emphasis"><text:span text:style-name="T65">5. Creación de una agencia nacional de reparación, prevención y transformación</text:span></text:span></text:p>
      <text:p text:style-name="P216">A partir de la evidencia de daño estructural producido por el sistema vigente, se propone la creación de una Agencia Nacional para la Prevención y Reparación de Violencias Psiquiátricas y Sanitarias, con las siguientes funciones:</text:p>
      <text:list text:style-name="L628">
        <text:list-item>
          <text:p text:style-name="P208">Registro documental de víctimas de prácticas coercitivas ilegítimas, garantizando su anonimato, protección legal y derecho a reparación integral.</text:p>
        </text:list-item>
        <text:list-item>
          <text:p text:style-name="P208"><text:soft-page-break/>Coordinación de auditorías estructurales en instituciones públicas y privadas de salud mental.</text:p>
        </text:list-item>
        <text:list-item>
          <text:p text:style-name="P208">Producción de informes anuales de cumplimiento de los estándares de derechos humanos en atención psiquiátrica, con datos desagregados y de acceso público.</text:p>
        </text:list-item>
      </text:list>
      <text:p text:style-name="P260"><text:span text:style-name="Strong_20_Emphasis"><text:span text:style-name="T65">6. Institucionalización de herramientas tecnológicas de ayuda a la toma de decisiones éticas</text:span></text:span></text:p>
      <text:p text:style-name="P216">Finalmente, se recomienda la adopción sistemática de sistemas expertos e inteligencia XXX EXPERIMENT.COM and EU BEACON XXX en los siguientes usos:</text:p>
      <text:list text:style-name="L629">
        <text:list-item>
          <text:p text:style-name="P209">Asistencia a clínicos en la evaluación de riesgos éticos y legales de decisiones médicas bajo incertidumbre.</text:p>
        </text:list-item>
        <text:list-item>
          <text:p text:style-name="P209">Registro y auditoría transparente de decisiones clínicas potencialmente coercitivas.</text:p>
        </text:list-item>
        <text:list-item>
          <text:p text:style-name="P209">Apoyo a usuarios en la comprensión, evaluación y revisión de tratamientos propuestos.</text:p>
        </text:list-item>
      </text:list>
      <text:p text:style-name="P216"><text:span text:style-name="T71"/></text:p>
      <text:p text:style-name="P245">8.5 Agenda científica y operativa a corto y medio plazo</text:p>
      <text:p text:style-name="P260"><text:span text:style-name="Strong_20_Emphasis"><text:span text:style-name="T65">1. Consolidación de la red de observación y auditoría de violencia institucional en salud mental</text:span></text:span></text:p>
      <text:p text:style-name="P216">A corto plazo (12-18 meses):</text:p>
      <text:list text:style-name="L630">
        <text:list-item>
          <text:p text:style-name="P210">Desarrollo de una red piloto de observatorios clínico-legales en comunidades autónomas seleccionadas, con protocolos armonizados de documentación de violencia estructural, prácticas coercitivas, y daños médicos o jurídicos sufridos por pacientes.</text:p>
        </text:list-item>
        <text:list-item>
          <text:p text:style-name="P210">Validación de los indicadores técnicos propuestos en esta tesis (consentimiento informado, proporcionalidad de medidas, seguimiento independiente, trayectorias clínicas no iatrogénicas).</text:p>
        </text:list-item>
        <text:list-item>
          <text:p text:style-name="P210">Integración con los sistemas de información del Sistema Nacional de Salud mediante nodos interoperables y estándares de seguridad y protección de datos.</text:p>
        </text:list-item>
      </text:list>
      <text:p text:style-name="P216">[Señalar ubicación para el desarrollo de arquitectura de red y pseudocódigo de agregación descentralizada]</text:p>
      <text:p text:style-name="P468"><text:span text:style-name="Strong_20_Emphasis"><text:span text:style-name="T1">2. Publicación, diseminación y formación en gestión colaborativa de la medicación</text:span></text:span></text:p>
      <text:p text:style-name="P216">Mediano plazo (2-3 años):</text:p>
      <text:list text:style-name="L631">
        <text:list-item>
          <text:p text:style-name="P211">Publicación de una guía técnica oficial con base en los resultados del estudio, los manuales revisados y la literatura internacional, con validación en contextos clínicos reales.</text:p>
        </text:list-item>
        <text:list-item>
          <text:p text:style-name="P211">Implementación de programas de formación acreditada, tanto en modalidad digital como presencial, para profesionales sanitarios, equipos interdisciplinarios, técnicos de salud pública, jueces, fiscales, personal policial y actores de la sociedad civil.</text:p>
        </text:list-item>
        <text:list-item>
          <text:p text:style-name="P211">Producción de materiales docentes para universidades, centros de formación profesional y cursos de actualización médica.</text:p>
        </text:list-item>
      </text:list>
      <text:p text:style-name="P216">[Señalar ubicación para tablas de formación segmentada por perfil profesional y objetivos de aprendizaje]</text:p>
      <text:p text:style-name="P468"><text:soft-page-break/><text:span text:style-name="Strong_20_Emphasis"><text:span text:style-name="T1">3. Desarrollo de herramientas de ayuda a la decisión clínica y jurídica</text:span></text:span></text:p>
      <text:p text:style-name="P216">Líneas tecnológicas activas (2025–2027):</text:p>
      <text:list text:style-name="L632">
        <text:list-item>
          <text:p text:style-name="P212">Prototipado y testeo de sistemas expertos y algoritmos éticos para identificación de trayectorias de daño, apoyo a decisiones clínicas con riesgo legal o ético elevado, y visualización predictiva de consecuencias de decisiones forzadas.</text:p>
        </text:list-item>
        <text:list-item>
          <text:p text:style-name="P212">Integración de tecnologías en la historia clínica electrónica con seguimiento automatizado de indicadores de coerción, y alertas tempranas ante desviaciones normativas o éticas.</text:p>
        </text:list-item>
        <text:list-item>
          <text:p text:style-name="P212">Validación en entornos clínicos reales en hospitales, centros comunitarios, centros penitenciarios y unidades de urgencias psiquiátricas.</text:p>
        </text:list-item>
      </text:list>
      <text:p text:style-name="P260"><text:span text:style-name="Strong_20_Emphasis"><text:span text:style-name="T65">4. Reformulación normativa y jurídica multisectorial</text:span></text:span></text:p>
      <text:p text:style-name="P216">Ejes regulatorios a coordinar (2025–2028):</text:p>
      <text:list text:style-name="L633">
        <text:list-item>
          <text:p text:style-name="P213">Revisión estructural del marco normativo sanitario, judicial y penal en relación con la psiquiatría y el uso de tratamientos forzados, con especial atención a su impacto diferenciado por género, edad, origen cultural o discapacidad.</text:p>
        </text:list-item>
        <text:list-item>
          <text:p text:style-name="P213">Promoción de enmiendas legislativas específicas desde coaliciones parlamentarias, observatorios de derechos humanos y plataformas ciudadanas.</text:p>
        </text:list-item>
        <text:list-item>
          <text:p text:style-name="P213">Generación de informes técnico-legales por parte de la red EU BEACON para remitir a instancias internacionales, como el Consejo de Europa, el Comité sobre los Derechos de las Personas con Discapacidad y la OMS.</text:p>
        </text:list-item>
      </text:list>
      <text:p text:style-name="P260"><text:span text:style-name="Strong_20_Emphasis"><text:span text:style-name="T65">5. Agenda de investigación científica interdisciplinar</text:span></text:span></text:p>
      <text:p text:style-name="P216">Programación de líneas científicas asociadas (2025–2030):</text:p>
      <text:list text:style-name="L634">
        <text:list-item>
          <text:p text:style-name="P214">Estudios de cohortes longitudinales sobre el impacto de prácticas no coercitivas y de gestión colaborativa de la medicación en la salud, la calidad de vida y la reintegración comunitaria de personas diagnosticadas.</text:p>
        </text:list-item>
        <text:list-item>
          <text:p text:style-name="P214">Evaluaciones de impacto de políticas públicas de desinstitucionalización, protocolos sin coerción y procesos de atención centrada en la persona.</text:p>
        </text:list-item>
        <text:list-item>
          <text:p text:style-name="P214">Desarrollo de modelos XXX EXPERIMENT.COM and EU BEACON XXXes avanzados para la predicción de eventos adversos institucionales y la evaluación de políticas preventivas en salud mental.</text:p>
        </text:list-item>
      </text:list>
      <text:p text:style-name="P260"><text:span text:style-name="Strong_20_Emphasis"><text:span text:style-name="T65">6. Consolidación internacional de marcos de cooperación bajo EU BEACON</text:span></text:span></text:p>
      <text:p text:style-name="P216">Como línea transversal, y en articulación con las secciones anteriores, se consolidará:</text:p>
      <text:list text:style-name="L635">
        <text:list-item>
          <text:p text:style-name="P215">Expansión de la red de colaboración intercontinental con universidades, gobiernos, organizaciones multilaterales y centros de innovación tecnológica.</text:p>
        </text:list-item>
        <text:list-item>
          <text:p text:style-name="P215">Redacción de acuerdos marco de cooperación científica y transferencia de conocimiento con cláusulas de ciencia abierta, ética XXX EXPERIMENT.COM and EU BEACON XXX y no militarización.</text:p>
        </text:list-item>
        <text:list-item>
          <text:p text:style-name="P215"><text:soft-page-break/>Participación activa en la elaboración de estándares globales sobre gestión colaborativa de tratamientos, algoritmos sanitarios no coercitivos y sistemas de verificación de cumplimiento de derechos.</text:p>
        </text:list-item>
      </text:list>
      <text:p text:style-name="P216"><text:span text:style-name="T71"/></text:p>
      <text:p text:style-name="P245">8.6 El valor de esta investigación-acción doctoral</text:p>
      <text:p text:style-name="P80">El valor fundamental de esta tesis radica en su contribución al desmontaje empírico y jurídico de las prácticas sistemáticas de violencia estructural en el ámbito de la salud mental, articulando un marco riguroso de análisis desde la antropología médica, el derecho constitucional, la epidemiología crítica y las ciencias XXX EXPERIMENT.COM and EU BEACON XXXes aplicadas. Lejos de limitarse a una descripción teórica o testimonial, el trabajo ha generado matrices operativas de evaluación clínica, dispositivos éticos de verificación y herramientas técnico-legales susceptibles de implementación directa. La investigación no ha sido una indagación distanciada, sino un proceso vivo, situado, guiado por una lógica biocultural y de investigación-acción, en colaboración con profesionales, pacientes, personas expertas y comunidades afectadas. Se ha documentado científicamente el daño, propuesto modelos de predicción y mitigación, y articulado rutas de transformación institucional que respetan los derechos fundamentales.</text:p>
      <text:p text:style-name="P216">Esta tesis representa, además, una muestra clara del potencial epistemológico y metodológico de una ciencia médica con vocación de verdad, justicia y reparación. En lugar de reproducir marcos biologicistas obsoletos, categorías diagnósticas sin fundamento o tecnologías aplicadas con sesgo institucional, la investigación ha priorizado el desarrollo de prácticas basadas en evidencia real, ancladas en contextos específicos, y verificables en su impacto terapéutico y social. La producción científica aquí presentada responde a los más altos estándares de rigor, reproducibilidad, trazabilidad y utilidad clínica, jurídica y educativa. Se ha construido un puente entre la teoría y la práctica, entre el diagnóstico estructural del daño y las condiciones necesarias para su remediación. Este trabajo no parte de una neutralidad abstracta, sino de un compromiso ético con el sufrimiento evitable y con la dignidad negada de millones de personas.</text:p>
      <text:p text:style-name="P216">Por último, el valor de esta tesis no se limita a lo producido, sino a lo que activa: redes de colaboración internacional, estrategias pedagógicas para la educación restaurativa, arquitecturas tecnológicas para la toma de decisiones compartida y protocolos para el rediseño legal de las instituciones sanitarias y judiciales. La acción EU BEACON One Health Education and Technology, a la que esta tesis contribuye como documento marco, recoge e impulsa estos desarrollos hacia una implementación transdisciplinar y multisectorial. Esta investigación doctoral ha sido elaborada como una herramienta de transformación verificable, con un potencial concreto de detener la reproducción del daño, restituir el sentido de la medicina como práctica de cuidado y reparación, y reactivar el principio de que ninguna vida debe ser reducida a objeto de control, silencio o anulación.</text:p>
      <text:p text:style-name="P80"/>
      <text:p text:style-name="P216"/>
      <text:p text:style-name="P59"><text:span text:style-name="T6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9:29.302497313</dc:date>
    <meta:editing-duration>PT14M42S</meta:editing-duration>
    <meta:editing-cycles>13</meta:editing-cycles>
    <meta:generator>LibreOffice/24.2.7.2$Linux_X86_64 LibreOffice_project/420$Build-2</meta:generator>
    <meta:document-statistic meta:table-count="0" meta:image-count="0" meta:object-count="0" meta:page-count="14" meta:paragraph-count="151" meta:word-count="6061" meta:character-count="44317" meta:non-whitespace-character-count="38457"/>
  </office:meta>
</office:document-meta>
</file>